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Caligraphic" svg:font-family="'MathJax Caligraphic'"/>
    <style:font-face style:name="MathJax Main" svg:font-family="'MathJax Main'"/>
    <style:font-face style:name="MathJax Math" svg:font-family="'MathJax Math'"/>
    <style:font-face style:name="National" svg:font-family="National"/>
    <style:font-face style:name="Raleway" svg:font-family="Raleway, sans-serif"/>
    <style:font-face style:name="Roboto Slab" svg:font-family="'Roboto Slab', serif"/>
    <style:font-face style:name="inherit" svg:font-family="inherit"/>
    <style:font-face style:name="museo-sans" svg:font-family="museo-sans, 'Helvetica Neue', Helvetica, Arial, sans-serif, 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font-style="normal" fo:font-weight="normal" officeooo:rsid="00133088" officeooo:paragraph-rsid="0050670a" style:font-size-asian="12pt" style:font-size-complex="12pt"/>
    </style:style>
    <style:style style:name="P2"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font-style="normal" fo:font-weight="normal" officeooo:rsid="001b015d" officeooo:paragraph-rsid="005bd5ca" style:font-size-asian="12pt" style:font-size-complex="12pt"/>
    </style:style>
    <style:style style:name="P3"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font-style="normal" fo:font-weight="normal" officeooo:rsid="002340cb" officeooo:paragraph-rsid="0050670a" style:font-size-asian="12pt" style:font-size-complex="12pt"/>
    </style:style>
    <style:style style:name="P4"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font-style="normal" fo:font-weight="normal" officeooo:rsid="002340cb" officeooo:paragraph-rsid="00613a15" style:font-size-asian="12pt" style:font-size-complex="12pt"/>
    </style:style>
    <style:style style:name="P5"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font-style="normal" fo:font-weight="normal" officeooo:rsid="00192357" officeooo:paragraph-rsid="001cae9c" style:font-size-asian="12pt" style:font-size-complex="12pt"/>
    </style:style>
    <style:style style:name="P6"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font-style="normal" fo:font-weight="normal" officeooo:rsid="00192357" officeooo:paragraph-rsid="005bd5ca" style:font-size-asian="12pt" style:font-size-complex="12pt"/>
    </style:style>
    <style:style style:name="P7"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font-style="normal" fo:font-weight="normal" officeooo:rsid="0050670a" officeooo:paragraph-rsid="0050670a" style:font-size-asian="12pt" style:font-size-complex="12pt"/>
    </style:style>
    <style:style style:name="P8" style:family="paragraph" style:parent-style-name="Standard" style:list-style-name="L3">
      <style:paragraph-properties fo:margin-top="0.05in" fo:margin-bottom="0in" loext:contextual-spacing="false"/>
      <style:text-properties fo:font-variant="normal" fo:text-transform="none" fo:color="#000000" style:font-name="Liberation Serif" fo:font-size="12pt" fo:letter-spacing="normal" fo:language="en" fo:country="US" fo:font-style="normal" fo:font-weight="normal" officeooo:rsid="000d5ef9" officeooo:paragraph-rsid="0048b154" style:font-size-asian="12pt" style:font-size-complex="12pt"/>
    </style:style>
    <style:style style:name="P9" style:family="paragraph" style:parent-style-name="Standard" style:list-style-name="L3">
      <style:paragraph-properties fo:margin-top="0.05in" fo:margin-bottom="0in" loext:contextual-spacing="false"/>
      <style:text-properties fo:font-variant="normal" fo:text-transform="none" fo:color="#000000" style:font-name="Liberation Serif" fo:font-size="12pt" fo:letter-spacing="normal" fo:language="en" fo:country="US" fo:font-style="normal" fo:font-weight="normal" officeooo:rsid="001172ed" officeooo:paragraph-rsid="001172ed" style:font-size-asian="12pt" style:font-size-complex="12pt"/>
    </style:style>
    <style:style style:name="P10"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language="en" fo:country="US" fo:font-style="normal" fo:font-weight="normal" officeooo:rsid="001172ed" officeooo:paragraph-rsid="001172ed" style:font-size-asian="12pt" style:font-size-complex="12pt"/>
    </style:style>
    <style:style style:name="P11"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language="en" fo:country="US" fo:font-style="normal" fo:font-weight="normal" officeooo:rsid="001172ed" officeooo:paragraph-rsid="005e832d" style:font-size-asian="12pt" style:font-size-complex="12pt"/>
    </style:style>
    <style:style style:name="P12" style:family="paragraph" style:parent-style-name="Standard" style:list-style-name="L3">
      <style:paragraph-properties fo:margin-top="0.05in" fo:margin-bottom="0in" loext:contextual-spacing="false"/>
      <style:text-properties fo:font-variant="normal" fo:text-transform="none" fo:color="#000000" style:font-name="Liberation Serif" fo:font-size="12pt" fo:letter-spacing="normal" fo:language="en" fo:country="US" fo:font-style="normal" fo:font-weight="normal" officeooo:rsid="00133088" officeooo:paragraph-rsid="00498941" style:font-size-asian="12pt" style:font-size-complex="12pt"/>
    </style:style>
    <style:style style:name="P13"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language="en" fo:country="US" fo:font-style="normal" fo:font-weight="normal" officeooo:rsid="002aa204" officeooo:paragraph-rsid="002aa204" style:font-size-asian="12pt" style:font-size-complex="12pt"/>
    </style:style>
    <style:style style:name="P14"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language="en" fo:country="US" fo:font-style="normal" fo:font-weight="normal" officeooo:rsid="002aa204" officeooo:paragraph-rsid="003b251f" style:font-size-asian="12pt" style:font-size-complex="12pt"/>
    </style:style>
    <style:style style:name="P15"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language="en" fo:country="US" fo:font-style="normal" fo:font-weight="normal" officeooo:rsid="003b251f" officeooo:paragraph-rsid="003d4d41" style:font-size-asian="12pt" style:font-size-complex="12pt"/>
    </style:style>
    <style:style style:name="P16" style:family="paragraph" style:parent-style-name="Standard">
      <style:paragraph-properties fo:margin-top="0.05in" fo:margin-bottom="0in" loext:contextual-spacing="false" fo:line-height="100%"/>
      <style:text-properties fo:font-variant="normal" fo:text-transform="none" fo:color="#000000" style:font-name="Liberation Serif" fo:font-size="12pt" fo:letter-spacing="normal" fo:language="en" fo:country="US" fo:font-style="normal" fo:font-weight="normal" officeooo:rsid="0032394e" officeooo:paragraph-rsid="0032394e" style:font-size-asian="12pt" style:font-size-complex="12pt"/>
    </style:style>
    <style:style style:name="P17" style:family="paragraph" style:parent-style-name="Standard">
      <style:paragraph-properties fo:margin-top="0.05in" fo:margin-bottom="0in" loext:contextual-spacing="false" fo:line-height="100%"/>
      <style:text-properties fo:font-variant="normal" fo:text-transform="none" fo:color="#000000" style:font-name="Liberation Serif" fo:font-size="12pt" fo:letter-spacing="normal" fo:language="en" fo:country="US" fo:font-style="normal" fo:font-weight="normal" officeooo:rsid="0032b04c" officeooo:paragraph-rsid="0036a295" style:font-size-asian="12pt" style:font-size-complex="12pt"/>
    </style:style>
    <style:style style:name="P18" style:family="paragraph" style:parent-style-name="Standard">
      <style:paragraph-properties fo:margin-top="0.05in" fo:margin-bottom="0in" loext:contextual-spacing="false" fo:line-height="100%"/>
      <style:text-properties fo:font-variant="normal" fo:text-transform="none" fo:color="#000000" style:font-name="Liberation Serif" fo:font-size="12pt" fo:letter-spacing="normal" fo:language="en" fo:country="US" fo:font-style="normal" fo:font-weight="normal" officeooo:rsid="0032b04c" officeooo:paragraph-rsid="00584734" style:font-size-asian="12pt" style:font-size-complex="12pt"/>
    </style:style>
    <style:style style:name="P19"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language="en" fo:country="US" fo:font-style="normal" fo:font-weight="normal" officeooo:rsid="0023c278" officeooo:paragraph-rsid="005d0746" style:font-size-asian="12pt" style:font-size-complex="12pt"/>
    </style:style>
    <style:style style:name="P20"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language="en" fo:country="US" fo:font-style="normal" fo:font-weight="normal" officeooo:rsid="00369649" officeooo:paragraph-rsid="0042f535" style:font-size-asian="12pt" style:font-size-complex="12pt"/>
    </style:style>
    <style:style style:name="P21"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language="en" fo:country="US" fo:font-style="normal" fo:font-weight="normal" officeooo:rsid="0018750b" officeooo:paragraph-rsid="00507b83" style:font-size-asian="12pt" style:font-size-complex="12pt"/>
    </style:style>
    <style:style style:name="P22"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language="en" fo:country="US" fo:font-style="normal" fo:font-weight="normal" officeooo:rsid="0018750b" officeooo:paragraph-rsid="004a619e" style:font-size-asian="12pt" style:font-size-complex="12pt"/>
    </style:style>
    <style:style style:name="P23"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language="en" fo:country="US" fo:font-style="normal" fo:font-weight="normal" officeooo:rsid="0018750b" officeooo:paragraph-rsid="0018750b" style:font-size-asian="12pt" style:font-size-complex="12pt"/>
    </style:style>
    <style:style style:name="P24"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language="en" fo:country="US" fo:font-style="normal" fo:font-weight="normal" officeooo:rsid="001b015d" officeooo:paragraph-rsid="004c4ab3" style:font-size-asian="12pt" style:font-size-complex="12pt"/>
    </style:style>
    <style:style style:name="P25"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language="en" fo:country="US" fo:font-style="normal" fo:font-weight="normal" officeooo:rsid="0050670a" officeooo:paragraph-rsid="00507b83" style:font-size-asian="12pt" style:font-size-complex="12pt"/>
    </style:style>
    <style:style style:name="P26"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language="en" fo:country="US" fo:font-style="normal" fo:font-weight="normal" officeooo:rsid="00526c6e" officeooo:paragraph-rsid="00526c6e" style:font-size-asian="12pt" style:font-size-complex="12pt"/>
    </style:style>
    <style:style style:name="P27"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language="en" fo:country="US" fo:font-style="normal" fo:font-weight="normal" officeooo:rsid="00526c6e" officeooo:paragraph-rsid="0053aa65" style:font-size-asian="12pt" style:font-size-complex="12pt"/>
    </style:style>
    <style:style style:name="P28"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language="en" fo:country="US" fo:font-style="normal" fo:font-weight="normal" officeooo:rsid="0056790a" officeooo:paragraph-rsid="0056790a" style:font-size-asian="12pt" style:font-size-complex="12pt"/>
    </style:style>
    <style:style style:name="P29"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language="en" fo:country="US" fo:font-style="normal" fo:font-weight="normal" officeooo:rsid="005783a0" officeooo:paragraph-rsid="005783a0" style:font-size-asian="12pt" style:font-size-complex="12pt"/>
    </style:style>
    <style:style style:name="P30"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language="en" fo:country="US" fo:font-style="normal" fo:font-weight="normal" officeooo:rsid="00583ad8" officeooo:paragraph-rsid="00583ad8" style:font-size-asian="12pt" style:font-size-complex="12pt"/>
    </style:style>
    <style:style style:name="P31"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language="en" fo:country="US" fo:font-style="normal" fo:font-weight="normal" officeooo:rsid="00584734" officeooo:paragraph-rsid="00584734" style:font-size-asian="12pt" style:font-size-complex="12pt"/>
    </style:style>
    <style:style style:name="P32" style:family="paragraph" style:parent-style-name="Standard">
      <style:paragraph-properties fo:margin-top="0.05in" fo:margin-bottom="0in" loext:contextual-spacing="false"/>
      <style:text-properties fo:font-variant="normal" fo:text-transform="none" fo:color="#000000" style:font-name="Liberation Serif" fo:font-size="12pt" fo:letter-spacing="normal" fo:language="en" fo:country="US" fo:font-style="normal" fo:font-weight="normal" officeooo:rsid="005bd5ca" officeooo:paragraph-rsid="005bd5ca" style:font-size-asian="12pt" style:font-size-complex="12pt"/>
    </style:style>
    <style:style style:name="P33" style:family="paragraph" style:parent-style-name="Standard">
      <style:paragraph-properties fo:margin-top="0.05in" fo:margin-bottom="0in" loext:contextual-spacing="false" fo:text-align="center" style:justify-single-word="false"/>
      <style:text-properties fo:font-variant="normal" fo:text-transform="none" fo:color="#000000" style:font-name="Liberation Serif" fo:font-size="12pt" fo:letter-spacing="normal" fo:language="en" fo:country="US" fo:font-style="normal" fo:font-weight="normal" officeooo:rsid="00258122" officeooo:paragraph-rsid="002340cb" style:font-size-asian="12pt" style:font-weight-asian="normal" style:font-size-complex="12pt" style:font-weight-complex="normal"/>
    </style:style>
    <style:style style:name="P34" style:family="paragraph" style:parent-style-name="Standard">
      <style:paragraph-properties fo:margin-top="0.05in" fo:margin-bottom="0in" loext:contextual-spacing="false" fo:line-height="100%"/>
      <style:text-properties fo:font-variant="normal" fo:text-transform="none" fo:color="#000000" style:font-name="Liberation Serif" fo:font-size="12pt" fo:letter-spacing="normal" fo:language="en" fo:country="US" fo:font-style="normal" fo:font-weight="normal" officeooo:rsid="002f60e4" officeooo:paragraph-rsid="0027d16b" style:font-name-asian="WenQuanYi Micro Hei" style:font-size-asian="12pt" style:font-weight-asian="bold" style:font-name-complex="Lohit Devanagari" style:font-size-complex="12pt" style:font-weight-complex="bold"/>
    </style:style>
    <style:style style:name="P35" style:family="paragraph" style:parent-style-name="Standard">
      <style:paragraph-properties fo:margin-top="0.05in" fo:margin-bottom="0in" loext:contextual-spacing="false" fo:line-height="100%" fo:text-align="center" style:justify-single-word="false"/>
      <style:text-properties fo:font-variant="normal" fo:text-transform="none" fo:color="#000000" style:font-name="Liberation Serif" fo:font-size="12pt" fo:letter-spacing="normal" fo:language="en" fo:country="US" fo:font-style="normal" fo:font-weight="bold" officeooo:rsid="00258122" officeooo:paragraph-rsid="00258122" style:font-size-asian="12pt" style:font-weight-asian="bold" style:font-size-complex="12pt" style:font-weight-complex="bold"/>
    </style:style>
    <style:style style:name="P36" style:family="paragraph" style:parent-style-name="Standard">
      <style:paragraph-properties fo:margin-top="0.05in" fo:margin-bottom="0in" loext:contextual-spacing="false" fo:text-align="center" style:justify-single-word="false"/>
      <style:text-properties fo:font-variant="normal" fo:text-transform="none" fo:color="#000000" style:font-name="Liberation Serif" fo:font-size="12pt" fo:letter-spacing="normal" fo:language="en" fo:country="US" fo:font-style="normal" fo:font-weight="bold" officeooo:rsid="00192357" officeooo:paragraph-rsid="00192357" style:font-size-asian="12pt" style:font-weight-asian="bold" style:font-size-complex="12pt" style:font-weight-complex="bold"/>
    </style:style>
    <style:style style:name="P37" style:family="paragraph" style:parent-style-name="Standard">
      <style:paragraph-properties fo:margin-top="0.05in" fo:margin-bottom="0in" loext:contextual-spacing="false" fo:text-align="center" style:justify-single-word="false"/>
      <style:text-properties fo:font-variant="normal" fo:text-transform="none" fo:color="#000000" style:font-name="Liberation Serif" fo:font-size="12pt" fo:letter-spacing="normal" fo:language="en" fo:country="US" fo:font-style="normal" fo:font-weight="bold" officeooo:rsid="00258122" officeooo:paragraph-rsid="00192357" style:font-size-asian="12pt" style:font-size-complex="12pt"/>
    </style:style>
    <style:style style:name="P38" style:family="paragraph" style:parent-style-name="Standard">
      <style:paragraph-properties fo:margin-top="0.05in" fo:margin-bottom="0in" loext:contextual-spacing="false"/>
      <style:text-properties fo:language="en" fo:country="US"/>
    </style:style>
    <style:style style:name="P39" style:family="paragraph" style:parent-style-name="Standard">
      <style:paragraph-properties fo:margin-top="0.05in" fo:margin-bottom="0in" loext:contextual-spacing="false" fo:text-align="center" style:justify-single-word="false"/>
      <style:text-properties fo:language="en" fo:country="US" officeooo:rsid="003f4780" officeooo:paragraph-rsid="003f4780"/>
    </style:style>
    <style:style style:name="P40" style:family="paragraph" style:parent-style-name="Standard">
      <style:paragraph-properties fo:margin-top="0.05in" fo:margin-bottom="0in" loext:contextual-spacing="false" fo:text-align="center" style:justify-single-word="false"/>
      <style:text-properties fo:language="en" fo:country="US" fo:font-weight="bold" officeooo:rsid="003f4780" officeooo:paragraph-rsid="003f4780" style:font-weight-asian="bold" style:font-weight-complex="bold"/>
    </style:style>
    <style:style style:name="P41" style:family="paragraph" style:parent-style-name="Standard">
      <style:paragraph-properties fo:margin-top="0.05in" fo:margin-bottom="0in" loext:contextual-spacing="false"/>
      <style:text-properties fo:language="en" fo:country="US" officeooo:rsid="001cae9c" officeooo:paragraph-rsid="001cae9c"/>
    </style:style>
    <style:style style:name="P42" style:family="paragraph" style:parent-style-name="Standard">
      <style:paragraph-properties fo:margin-top="0.05in" fo:margin-bottom="0in" loext:contextual-spacing="false" fo:text-align="center" style:justify-single-word="false"/>
      <style:text-properties fo:language="en" fo:country="US" officeooo:rsid="001cae9c" officeooo:paragraph-rsid="001cae9c"/>
    </style:style>
    <style:style style:name="P43" style:family="paragraph" style:parent-style-name="Standard">
      <style:paragraph-properties fo:margin-top="0.05in" fo:margin-bottom="0in" loext:contextual-spacing="false"/>
      <style:text-properties fo:language="en" fo:country="US" officeooo:rsid="000b761d" officeooo:paragraph-rsid="001cae9c"/>
    </style:style>
    <style:style style:name="P44" style:family="paragraph" style:parent-style-name="Standard">
      <style:paragraph-properties fo:margin-top="0.05in" fo:margin-bottom="0in" loext:contextual-spacing="false"/>
      <style:text-properties fo:language="en" fo:country="US" officeooo:rsid="000d5ef9" officeooo:paragraph-rsid="000d5ef9"/>
    </style:style>
    <style:style style:name="P45" style:family="paragraph" style:parent-style-name="Standard">
      <style:paragraph-properties fo:margin-top="0.05in" fo:margin-bottom="0in" loext:contextual-spacing="false" fo:text-align="center" style:justify-single-word="false" fo:break-before="page"/>
      <style:text-properties fo:font-variant="normal" fo:text-transform="none" fo:color="#000000" style:font-name="Liberation Serif" fo:font-size="12pt" fo:letter-spacing="normal" fo:language="en" fo:country="US" fo:font-style="normal" fo:font-weight="bold" officeooo:rsid="00258122" officeooo:paragraph-rsid="00192357" style:font-size-asian="12pt" style:font-size-complex="12pt"/>
    </style:style>
    <style:style style:name="P46" style:family="paragraph" style:parent-style-name="Standard" style:master-page-name="">
      <style:paragraph-properties fo:margin-top="0.05in" fo:margin-bottom="0in" loext:contextual-spacing="false" fo:text-align="center" style:justify-single-word="false" style:page-number="auto"/>
      <style:text-properties fo:font-size="16pt" fo:language="en" fo:country="US" fo:font-weight="bold" officeooo:rsid="003f4780" officeooo:paragraph-rsid="003f4780" style:font-size-asian="16pt" style:font-weight-asian="bold" style:font-size-complex="16pt" style:font-weight-complex="bold"/>
    </style:style>
    <style:style style:name="P47" style:family="paragraph" style:parent-style-name="Heading_20_1">
      <style:paragraph-properties fo:margin-top="0.05in" fo:margin-bottom="0in" loext:contextual-spacing="false" fo:line-height="100%"/>
      <style:text-properties fo:font-variant="normal" fo:text-transform="none" fo:color="#000000" style:font-name="Liberation Serif" fo:font-size="12pt" fo:letter-spacing="normal" fo:language="en" fo:country="US" fo:font-style="normal" fo:font-weight="normal" officeooo:rsid="002f60e4" officeooo:paragraph-rsid="001172ed" style:font-name-asian="WenQuanYi Micro Hei" style:font-size-asian="12pt" style:font-weight-asian="bold" style:font-name-complex="Lohit Devanagari" style:font-size-complex="12pt" style:font-weight-complex="bold"/>
    </style:style>
    <style:style style:name="P48" style:family="paragraph" style:parent-style-name="Heading_20_1">
      <style:paragraph-properties fo:margin-top="0.05in" fo:margin-bottom="0in" loext:contextual-spacing="false" fo:line-height="100%" fo:text-align="center" style:justify-single-word="false"/>
      <style:text-properties fo:font-variant="normal" fo:text-transform="none" fo:color="#000000" style:font-name="Liberation Serif" fo:font-size="12pt" fo:letter-spacing="normal" fo:language="en" fo:country="US" fo:font-style="normal" fo:font-weight="bold" officeooo:rsid="00258122" officeooo:paragraph-rsid="001172ed" style:font-size-asian="12pt" style:font-weight-asian="bold" style:font-size-complex="12pt" style:font-weight-complex="bold"/>
    </style:style>
    <style:style style:name="P49" style:family="paragraph" style:parent-style-name="Text_20_body">
      <style:paragraph-properties fo:margin-left="0in" fo:margin-right="0in" fo:margin-top="0.05in" fo:margin-bottom="0in" loext:contextual-spacing="false" fo:line-height="100%" fo:text-align="start" style:justify-single-word="false" fo:orphans="2" fo:widows="2" fo:text-indent="0in" style:auto-text-indent="false" fo:padding="0in" fo:border="none"/>
      <style:text-properties officeooo:paragraph-rsid="0040fb8e"/>
    </style:style>
    <style:style style:name="P50" style:family="paragraph" style:parent-style-name="Text_20_body">
      <style:paragraph-properties fo:margin-left="0in" fo:margin-right="0in" fo:margin-top="0.05in" fo:margin-bottom="0in" loext:contextual-spacing="false" fo:line-height="100%" fo:text-align="start" style:justify-single-word="false" fo:orphans="2" fo:widows="2" fo:text-indent="0in" style:auto-text-indent="false" fo:padding="0in" fo:border="none"/>
      <style:text-properties fo:font-variant="normal" fo:text-transform="none" fo:color="#000000" style:font-name="Liberation Serif" fo:font-size="12.1499996185303pt" fo:letter-spacing="normal" fo:language="en" fo:country="US" fo:font-style="normal" fo:font-weight="normal"/>
    </style:style>
    <style:style style:name="P51" style:family="paragraph" style:parent-style-name="Text_20_body">
      <style:paragraph-properties fo:margin-left="0in" fo:margin-right="0in" fo:margin-top="0.05in" fo:margin-bottom="0in" loext:contextual-spacing="false" fo:line-height="100%" fo:text-align="start" style:justify-single-word="false" fo:orphans="2" fo:widows="2" fo:text-indent="0in" style:auto-text-indent="false" fo:padding="0in" fo:border="none"/>
      <style:text-properties fo:font-variant="normal" fo:text-transform="none" fo:color="#000000" style:font-name="Liberation Serif" fo:language="en" fo:country="US" fo:font-style="normal" fo:font-weight="normal" officeooo:paragraph-rsid="0026cbe4"/>
    </style:style>
    <style:style style:name="P52" style:family="paragraph" style:parent-style-name="Text_20_body">
      <style:paragraph-properties fo:margin-left="0in" fo:margin-right="0in" fo:margin-top="0.05in" fo:margin-bottom="0in" loext:contextual-spacing="false" fo:line-height="100%" fo:text-align="start" style:justify-single-word="false" fo:orphans="2" fo:widows="2" fo:text-indent="0in" style:auto-text-indent="false" fo:padding="0in" fo:border="none"/>
      <style:text-properties fo:language="en" fo:country="US" officeooo:paragraph-rsid="003f810d"/>
    </style:style>
    <style:style style:name="P53" style:family="paragraph" style:parent-style-name="Text_20_body">
      <style:paragraph-properties fo:margin-top="0.05in" fo:margin-bottom="0in" loext:contextual-spacing="false" fo:line-height="100%"/>
      <style:text-properties fo:font-variant="normal" fo:text-transform="none" fo:color="#000000" style:font-name="Liberation Serif" fo:font-size="12pt" fo:letter-spacing="normal" fo:language="en" fo:country="US" fo:font-style="normal" fo:font-weight="normal" officeooo:rsid="002f60e4" officeooo:paragraph-rsid="00314c86" style:font-size-asian="12pt" style:font-size-complex="12pt"/>
    </style:style>
    <style:style style:name="P54" style:family="paragraph" style:parent-style-name="Text_20_body">
      <style:paragraph-properties fo:margin-top="0.05in" fo:margin-bottom="0in" loext:contextual-spacing="false" fo:line-height="100%" fo:text-align="center" style:justify-single-word="false"/>
      <style:text-properties fo:font-variant="normal" fo:text-transform="none" fo:color="#000000" style:font-name="Liberation Serif" fo:font-size="12pt" fo:letter-spacing="normal" fo:language="en" fo:country="US" fo:font-style="normal" fo:font-weight="normal" officeooo:rsid="002f60e4" officeooo:paragraph-rsid="00314c86" style:font-size-asian="12pt" style:font-size-complex="12pt"/>
    </style:style>
    <style:style style:name="P55" style:family="paragraph" style:parent-style-name="Text_20_body">
      <style:paragraph-properties fo:margin-top="0.05in" fo:margin-bottom="0in" loext:contextual-spacing="false" fo:line-height="100%"/>
      <style:text-properties fo:font-variant="normal" fo:text-transform="none" fo:color="#000000" style:font-name="Liberation Serif" fo:font-size="12pt" fo:letter-spacing="normal" fo:language="en" fo:country="US" fo:font-style="normal" fo:font-weight="normal" officeooo:rsid="002f60e4" officeooo:paragraph-rsid="0050670a" style:font-size-asian="12pt" style:font-size-complex="12pt"/>
    </style:style>
    <style:style style:name="P56" style:family="paragraph" style:parent-style-name="Text_20_body">
      <style:paragraph-properties fo:margin-top="0.05in" fo:margin-bottom="0in" loext:contextual-spacing="false" fo:line-height="100%"/>
      <style:text-properties fo:font-variant="normal" fo:text-transform="none" fo:color="#000000" style:font-name="Liberation Serif" fo:font-size="12pt" fo:letter-spacing="normal" fo:language="en" fo:country="US" fo:font-style="normal" fo:font-weight="normal" officeooo:rsid="005102f0" officeooo:paragraph-rsid="005102f0" style:font-size-asian="12pt" style:font-size-complex="12pt"/>
    </style:style>
    <style:style style:name="P57" style:family="paragraph" style:parent-style-name="Text_20_body">
      <style:paragraph-properties fo:margin-top="0.05in" fo:margin-bottom="0in" loext:contextual-spacing="false" fo:line-height="100%"/>
      <style:text-properties fo:font-variant="normal" fo:text-transform="none" fo:color="#000000" style:font-name="Liberation Serif" fo:font-size="12pt" fo:letter-spacing="normal" fo:language="en" fo:country="US" fo:font-style="normal" fo:font-weight="normal" officeooo:rsid="00314c86" officeooo:paragraph-rsid="005102f0" style:font-size-asian="12pt" style:font-size-complex="12pt"/>
    </style:style>
    <style:style style:name="P58" style:family="paragraph" style:parent-style-name="Text_20_body">
      <style:paragraph-properties fo:margin-top="0.05in" fo:margin-bottom="0in" loext:contextual-spacing="false" fo:line-height="100%" fo:text-align="center" style:justify-single-word="false"/>
      <style:text-properties fo:font-variant="normal" fo:text-transform="none" fo:color="#000000" style:font-name="Liberation Serif" fo:font-size="12pt" fo:letter-spacing="normal" fo:language="en" fo:country="US" fo:font-style="normal" fo:font-weight="normal" officeooo:rsid="00314c86" officeooo:paragraph-rsid="00314c86" style:font-size-asian="12pt" style:font-size-complex="12pt"/>
    </style:style>
    <style:style style:name="P59" style:family="paragraph" style:parent-style-name="Text_20_body">
      <style:paragraph-properties fo:margin-top="0.05in" fo:margin-bottom="0in" loext:contextual-spacing="false" fo:line-height="100%"/>
      <style:text-properties fo:font-variant="normal" fo:text-transform="none" fo:color="#000000" style:font-name="Liberation Serif" fo:font-size="12pt" fo:letter-spacing="normal" fo:language="en" fo:country="US" fo:font-style="normal" fo:font-weight="normal" officeooo:rsid="00314c86" officeooo:paragraph-rsid="00526c6e" style:font-size-asian="12pt" style:font-size-complex="12pt"/>
    </style:style>
    <style:style style:name="P60" style:family="paragraph" style:parent-style-name="Text_20_body">
      <style:paragraph-properties fo:margin-top="0.05in" fo:margin-bottom="0in" loext:contextual-spacing="false" fo:line-height="100%"/>
      <style:text-properties fo:font-variant="normal" fo:text-transform="none" fo:color="#000000" style:font-name="Liberation Serif" fo:font-size="12pt" fo:letter-spacing="normal" fo:language="en" fo:country="US" fo:font-style="normal" fo:font-weight="normal" officeooo:rsid="00314c86" officeooo:paragraph-rsid="0056790a" style:font-size-asian="12pt" style:font-size-complex="12pt"/>
    </style:style>
    <style:style style:name="P61" style:family="paragraph" style:parent-style-name="Text_20_body">
      <style:paragraph-properties fo:margin-top="0.05in" fo:margin-bottom="0in" loext:contextual-spacing="false" fo:line-height="100%"/>
      <style:text-properties fo:font-variant="normal" fo:text-transform="none" fo:color="#000000" style:font-name="Liberation Serif" fo:font-size="12pt" fo:letter-spacing="normal" fo:language="en" fo:country="US" fo:font-style="normal" fo:font-weight="normal" officeooo:rsid="00314c86" officeooo:paragraph-rsid="00583ad8" style:font-size-asian="12pt" style:font-size-complex="12pt"/>
    </style:style>
    <style:style style:name="P62" style:family="paragraph" style:parent-style-name="Text_20_body">
      <style:paragraph-properties fo:margin-top="0.05in" fo:margin-bottom="0in" loext:contextual-spacing="false" fo:line-height="100%"/>
      <style:text-properties fo:font-variant="normal" fo:text-transform="none" fo:color="#000000" style:font-name="Liberation Serif" fo:font-size="12pt" fo:letter-spacing="normal" fo:language="en" fo:country="US" fo:font-style="normal" fo:font-weight="normal" officeooo:rsid="00314c86" officeooo:paragraph-rsid="0050670a" style:font-size-asian="12pt" style:font-size-complex="12pt"/>
    </style:style>
    <style:style style:name="P63" style:family="paragraph" style:parent-style-name="Text_20_body">
      <style:paragraph-properties fo:margin-top="0.05in" fo:margin-bottom="0in" loext:contextual-spacing="false" fo:line-height="100%"/>
      <style:text-properties fo:font-variant="normal" fo:text-transform="none" fo:color="#000000" style:font-name="Liberation Serif" fo:font-size="12pt" fo:letter-spacing="normal" fo:language="en" fo:country="US" fo:font-style="normal" fo:font-weight="normal" officeooo:rsid="00526c6e" officeooo:paragraph-rsid="005d0746" style:font-size-asian="12pt" style:font-size-complex="12pt"/>
    </style:style>
    <style:style style:name="P64" style:family="paragraph" style:parent-style-name="Text_20_body">
      <style:paragraph-properties fo:margin-top="0.05in" fo:margin-bottom="0in" loext:contextual-spacing="false" fo:line-height="100%" fo:text-align="center" style:justify-single-word="false"/>
      <style:text-properties fo:font-variant="normal" fo:text-transform="none" fo:color="#000000" style:font-name="Liberation Serif" fo:font-size="12pt" fo:letter-spacing="normal" fo:language="en" fo:country="US" fo:font-style="normal" fo:font-weight="normal" officeooo:rsid="00348422" officeooo:paragraph-rsid="00348422" style:font-size-asian="12pt" style:font-size-complex="12pt"/>
    </style:style>
    <style:style style:name="P65" style:family="paragraph" style:parent-style-name="Text_20_body">
      <style:paragraph-properties fo:margin-top="0.05in" fo:margin-bottom="0in" loext:contextual-spacing="false" fo:line-height="100%"/>
      <style:text-properties fo:font-variant="normal" fo:text-transform="none" fo:color="#000000" style:font-name="Liberation Serif" fo:font-size="12pt" fo:letter-spacing="normal" fo:language="en" fo:country="US" fo:font-style="normal" fo:font-weight="normal" officeooo:rsid="00348422" officeooo:paragraph-rsid="00583ad8" style:font-size-asian="12pt" style:font-size-complex="12pt"/>
    </style:style>
    <style:style style:name="P66" style:family="paragraph" style:parent-style-name="Text_20_body">
      <style:paragraph-properties fo:margin-top="0.05in" fo:margin-bottom="0in" loext:contextual-spacing="false" fo:line-height="100%"/>
      <style:text-properties fo:font-variant="normal" fo:text-transform="none" fo:color="#000000" style:font-name="Liberation Serif" fo:font-size="12pt" fo:letter-spacing="normal" fo:language="en" fo:country="US" fo:font-style="normal" fo:font-weight="normal" officeooo:rsid="00349cb2" officeooo:paragraph-rsid="00349cb2" style:font-size-asian="12pt" style:font-size-complex="12pt"/>
    </style:style>
    <style:style style:name="P67" style:family="paragraph" style:parent-style-name="Text_20_body">
      <style:paragraph-properties fo:margin-top="0.05in" fo:margin-bottom="0in" loext:contextual-spacing="false" fo:line-height="100%" fo:text-align="center" style:justify-single-word="false"/>
      <style:text-properties fo:font-variant="normal" fo:text-transform="none" fo:color="#000000" style:font-name="Liberation Serif" fo:font-size="12pt" fo:letter-spacing="normal" fo:language="en" fo:country="US" fo:font-style="normal" fo:font-weight="normal" officeooo:rsid="0027d16b" officeooo:paragraph-rsid="002340cb" style:font-size-asian="12pt" style:font-size-complex="12pt"/>
    </style:style>
    <style:style style:name="P68" style:family="paragraph" style:parent-style-name="Text_20_body">
      <style:paragraph-properties fo:margin-top="0.05in" fo:margin-bottom="0in" loext:contextual-spacing="false" fo:line-height="100%" fo:text-align="center" style:justify-single-word="false"/>
      <style:text-properties fo:font-variant="normal" fo:text-transform="none" fo:color="#000000" style:font-name="Liberation Serif" fo:font-size="12pt" fo:letter-spacing="normal" fo:language="en" fo:country="US" fo:font-style="normal" fo:font-weight="normal" officeooo:rsid="0032b04c" officeooo:paragraph-rsid="00498dff" style:font-size-asian="12pt" style:font-size-complex="12pt"/>
    </style:style>
    <style:style style:name="P69" style:family="paragraph" style:parent-style-name="Text_20_body">
      <style:paragraph-properties fo:margin-top="0.05in" fo:margin-bottom="0in" loext:contextual-spacing="false" fo:line-height="100%"/>
      <style:text-properties fo:font-variant="normal" fo:text-transform="none" fo:color="#000000" style:font-name="Liberation Serif" fo:font-size="12pt" fo:letter-spacing="normal" fo:language="en" fo:country="US" fo:font-style="normal" fo:font-weight="normal" officeooo:rsid="0032b04c" officeooo:paragraph-rsid="00498dff" style:font-size-asian="12pt" style:font-size-complex="12pt"/>
    </style:style>
    <style:style style:name="P70" style:family="paragraph" style:parent-style-name="Text_20_body">
      <style:paragraph-properties fo:margin-top="0.05in" fo:margin-bottom="0in" loext:contextual-spacing="false" fo:line-height="100%" fo:text-align="center" style:justify-single-word="false"/>
      <style:text-properties fo:font-variant="normal" fo:text-transform="none" fo:color="#000000" style:font-name="Liberation Serif" fo:font-size="12pt" fo:letter-spacing="normal" fo:language="en" fo:country="US" fo:font-style="normal" fo:font-weight="normal" officeooo:rsid="002b5438" officeooo:paragraph-rsid="00369649" style:font-size-asian="12pt" style:font-size-complex="12pt"/>
    </style:style>
    <style:style style:name="P71" style:family="paragraph" style:parent-style-name="Text_20_body">
      <style:paragraph-properties fo:margin-top="0.05in" fo:margin-bottom="0in" loext:contextual-spacing="false" fo:line-height="100%"/>
      <style:text-properties fo:font-variant="normal" fo:text-transform="none" fo:color="#000000" style:font-name="Liberation Serif" fo:font-size="12pt" fo:letter-spacing="normal" fo:language="en" fo:country="US" fo:font-style="normal" fo:font-weight="normal" officeooo:rsid="002b5438" officeooo:paragraph-rsid="005d0746" style:font-size-asian="12pt" style:font-size-complex="12pt"/>
    </style:style>
    <style:style style:name="P72" style:family="paragraph" style:parent-style-name="Text_20_body">
      <style:paragraph-properties fo:margin-top="0.05in" fo:margin-bottom="0in" loext:contextual-spacing="false" fo:line-height="100%"/>
      <style:text-properties fo:language="en" fo:country="US" officeooo:paragraph-rsid="00314c86"/>
    </style:style>
    <style:style style:name="P73" style:family="paragraph" style:parent-style-name="Text_20_body" style:list-style-name="L2">
      <style:paragraph-properties fo:margin-top="0.05in" fo:margin-bottom="0in" loext:contextual-spacing="false" fo:line-height="100%" fo:text-align="start" style:justify-single-word="false" fo:orphans="2" fo:widows="2" fo:padding="0in" fo:border="none"/>
      <style:text-properties fo:font-variant="normal" fo:text-transform="none" fo:color="#000000" style:font-name="Liberation Serif" fo:font-size="12.1499996185303pt" fo:letter-spacing="normal" fo:language="en" fo:country="US" fo:font-style="normal" fo:font-weight="normal"/>
    </style:style>
    <style:style style:name="P74" style:family="paragraph" style:parent-style-name="Text_20_body" style:list-style-name="L2">
      <style:paragraph-properties fo:margin-top="0.05in" fo:margin-bottom="0in" loext:contextual-spacing="false" fo:line-height="100%" fo:text-align="start" style:justify-single-word="false" fo:orphans="2" fo:widows="2" fo:padding="0in" fo:border="none"/>
      <style:text-properties fo:language="en" fo:country="US"/>
    </style:style>
    <style:style style:name="T1" style:family="text">
      <style:text-properties officeooo:rsid="00133088"/>
    </style:style>
    <style:style style:name="T2" style:family="text">
      <style:text-properties fo:font-variant="normal" fo:text-transform="none" fo:color="#000000" style:font-name="Liberation Serif" fo:font-size="12pt" fo:letter-spacing="normal" fo:font-style="normal" fo:font-weight="normal" officeooo:rsid="00314c86"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5783a0" style:font-size-asian="12pt" style:font-size-complex="12pt"/>
    </style:style>
    <style:style style:name="T4" style:family="text">
      <style:text-properties fo:font-variant="normal" fo:text-transform="none" fo:color="#000000" style:font-name="Liberation Serif" fo:font-size="12.1499996185303pt" fo:letter-spacing="normal" fo:font-style="normal" fo:font-weight="normal"/>
    </style:style>
    <style:style style:name="T5" style:family="text">
      <style:text-properties fo:font-variant="normal" fo:text-transform="none" fo:color="#000000" style:font-name="Liberation Serif" fo:font-size="12.1499996185303pt" fo:letter-spacing="normal" fo:font-style="normal" fo:font-weight="normal" officeooo:rsid="00258122"/>
    </style:style>
    <style:style style:name="T6" style:family="text">
      <style:text-properties fo:font-variant="normal" fo:text-transform="none" fo:color="#000000" style:font-name="Liberation Serif" fo:font-size="12.1499996185303pt" fo:letter-spacing="normal" fo:font-style="normal" fo:font-weight="normal" officeooo:rsid="00285a9c"/>
    </style:style>
    <style:style style:name="T7" style:family="text">
      <style:text-properties fo:font-variant="normal" fo:text-transform="none" fo:color="#000000" style:font-name="Liberation Serif" fo:font-size="12.1499996185303pt" fo:letter-spacing="normal" fo:font-style="normal" fo:font-weight="normal" officeooo:rsid="0028fd9b"/>
    </style:style>
    <style:style style:name="T8" style:family="text">
      <style:text-properties fo:font-variant="normal" fo:text-transform="none" fo:color="#000000" style:font-name="Liberation Serif" fo:font-size="12.1499996185303pt" fo:letter-spacing="normal" fo:font-style="normal" fo:font-weight="normal" officeooo:rsid="002aa204"/>
    </style:style>
    <style:style style:name="T9" style:family="text">
      <style:text-properties fo:font-variant="normal" fo:text-transform="none" fo:color="#000000" style:font-name="Liberation Serif" fo:font-size="12.1499996185303pt" fo:letter-spacing="normal" fo:font-style="normal" fo:font-weight="normal" officeooo:rsid="003f810d"/>
    </style:style>
    <style:style style:name="T10" style:family="text">
      <style:text-properties fo:font-variant="normal" fo:text-transform="none" fo:color="#000000" style:font-name="Liberation Serif" fo:font-size="12.1499996185303pt" fo:letter-spacing="normal" fo:font-style="normal" fo:font-weight="normal" officeooo:rsid="0040fb8e"/>
    </style:style>
    <style:style style:name="T11" style:family="text">
      <style:text-properties fo:font-variant="normal" fo:text-transform="none" fo:color="#000000" style:font-name="Liberation Serif" fo:font-size="12.1499996185303pt" fo:letter-spacing="normal" fo:font-style="normal" style:text-underline-style="none" fo:font-weight="normal" officeooo:rsid="003f810d" style:font-weight-asian="normal" style:font-weight-complex="normal"/>
    </style:style>
    <style:style style:name="T12" style:family="text">
      <style:text-properties fo:font-variant="normal" fo:text-transform="none" fo:color="#000000" style:font-name="Liberation Serif" fo:font-size="12.1499996185303pt" fo:letter-spacing="normal" fo:font-style="normal" style:text-underline-style="none" fo:font-weight="normal" officeooo:rsid="002aa204" style:font-weight-asian="normal" style:font-weight-complex="normal"/>
    </style:style>
    <style:style style:name="T13" style:family="text">
      <style:text-properties fo:font-variant="normal" fo:text-transform="none" fo:color="#000000" style:font-name="Liberation Serif" fo:font-size="12.1499996185303pt" fo:letter-spacing="normal" fo:font-style="normal" style:text-underline-style="none" fo:font-weight="normal" officeooo:rsid="0050670a" style:font-weight-asian="normal" style:font-weight-complex="normal"/>
    </style:style>
    <style:style style:name="T14" style:family="text">
      <style:text-properties fo:font-variant="normal" fo:text-transform="none" fo:color="#000000" style:font-name="Liberation Serif" fo:font-size="12.1499996185303pt" fo:letter-spacing="normal" fo:font-style="italic" fo:font-weight="normal" loext:padding="0in" loext:border="none"/>
    </style:style>
    <style:style style:name="T15" style:family="text">
      <style:text-properties fo:font-variant="normal" fo:text-transform="none" fo:color="#000000" style:font-name="Liberation Serif" fo:font-size="12.1499996185303pt" fo:letter-spacing="normal" fo:language="en" fo:country="US" fo:font-style="normal" fo:font-weight="normal"/>
    </style:style>
    <style:style style:name="T16" style:family="text">
      <style:text-properties fo:font-variant="normal" fo:text-transform="none" fo:color="#000000" style:font-name="Liberation Serif" fo:font-size="12.1499996185303pt" fo:letter-spacing="normal" fo:language="en" fo:country="US" fo:font-style="normal" fo:font-weight="normal" officeooo:rsid="003f810d"/>
    </style:style>
    <style:style style:name="T17" style:family="text">
      <style:text-properties fo:font-variant="normal" fo:text-transform="none" fo:color="#000000" style:font-name="Liberation Serif" fo:font-size="12.1499996185303pt" fo:letter-spacing="normal" fo:language="en" fo:country="US" fo:font-style="normal" fo:font-weight="normal" officeooo:rsid="0040fb8e"/>
    </style:style>
    <style:style style:name="T18" style:family="text">
      <style:text-properties fo:font-variant="normal" fo:text-transform="none" fo:color="#000000" style:font-name="Liberation Serif" fo:font-size="12.1499996185303pt" fo:letter-spacing="normal" fo:language="en" fo:country="US" fo:font-style="italic" fo:font-weight="normal" loext:padding="0in" loext:border="none"/>
    </style:style>
    <style:style style:name="T19" style:family="text">
      <style:text-properties fo:font-variant="normal" fo:text-transform="none" fo:color="#000000" style:text-line-through-style="none" style:text-line-through-type="none" style:font-name="Liberation Serif" fo:font-size="14.3999996185303pt" fo:letter-spacing="normal" fo:font-style="normal" style:text-underline-style="none" fo:font-weight="normal" style:text-blinking="false" loext:padding="0in" loext:border="none"/>
    </style:style>
    <style:style style:name="T20" style:family="text">
      <style:text-properties fo:font-variant="normal" fo:text-transform="none" fo:color="#000000" style:text-line-through-style="none" style:text-line-through-type="none" style:font-name="Liberation Serif" fo:font-size="14.3999996185303pt" fo:letter-spacing="normal" fo:font-style="normal" style:text-underline-style="none" fo:font-weight="normal" officeooo:rsid="003f810d" style:text-blinking="false" loext:padding="0in" loext:border="none"/>
    </style:style>
    <style:style style:name="T21" style:family="text">
      <style:text-properties fo:font-variant="normal" fo:text-transform="none" fo:color="#000000" style:text-line-through-style="none" style:text-line-through-type="none" style:font-name="Liberation Serif" fo:font-size="14.3999996185303pt" fo:letter-spacing="normal" fo:font-style="italic" style:text-underline-style="none" fo:font-weight="normal" style:text-blinking="false" loext:padding="0in" loext:border="none"/>
    </style:style>
    <style:style style:name="T22" style:family="text">
      <style:text-properties fo:font-variant="normal" fo:text-transform="none" fo:color="#000000" style:text-line-through-style="none" style:text-line-through-type="none" style:font-name="Liberation Serif" fo:font-size="14.3999996185303pt" fo:letter-spacing="normal" fo:language="en" fo:country="US" fo:font-style="normal" style:text-underline-style="none" fo:font-weight="normal" style:text-blinking="false" loext:padding="0in" loext:border="none"/>
    </style:style>
    <style:style style:name="T23" style:family="text">
      <style:text-properties fo:font-variant="normal" fo:text-transform="none" fo:color="#000000" style:text-line-through-style="none" style:text-line-through-type="none" style:font-name="Liberation Serif" fo:font-size="14.3999996185303pt" fo:letter-spacing="normal" fo:language="en" fo:country="US" fo:font-style="italic" style:text-underline-style="none" fo:font-weight="normal" style:text-blinking="false" loext:padding="0in" loext:border="none"/>
    </style:style>
    <style:style style:name="T24" style:family="text">
      <style:text-properties fo:font-variant="normal" fo:text-transform="none" fo:color="#000000" style:text-line-through-style="none" style:text-line-through-type="none" style:font-name="Liberation Serif" fo:font-size="9.85000038146973pt" fo:letter-spacing="normal" fo:font-style="normal" style:text-underline-style="none" fo:font-weight="normal" style:text-blinking="false" loext:padding="0in" loext:border="none"/>
    </style:style>
    <style:style style:name="T25" style:family="text">
      <style:text-properties fo:font-variant="normal" fo:text-transform="none" fo:color="#000000" style:text-line-through-style="none" style:text-line-through-type="none" style:font-name="Liberation Serif" fo:font-size="9.85000038146973pt" fo:letter-spacing="normal" fo:font-style="italic" style:text-underline-style="none" fo:font-weight="normal" style:text-blinking="false" loext:padding="0in" loext:border="none"/>
    </style:style>
    <style:style style:name="T26" style:family="text">
      <style:text-properties fo:font-variant="normal" fo:text-transform="none" fo:color="#000000" style:text-line-through-style="none" style:text-line-through-type="none" style:font-name="Liberation Serif" fo:font-size="9.85000038146973pt" fo:letter-spacing="normal" fo:language="en" fo:country="US" fo:font-style="italic" style:text-underline-style="none" fo:font-weight="normal" style:text-blinking="false" loext:padding="0in" loext:border="none"/>
    </style:style>
    <style:style style:name="T27" style:family="text">
      <style:text-properties fo:font-variant="normal" fo:text-transform="none" fo:color="#000000" style:text-line-through-style="none" style:text-line-through-type="none" style:font-name="MathJax Caligraphic" fo:font-size="14.3999996185303pt" fo:letter-spacing="normal" fo:font-style="normal" style:text-underline-style="none" fo:font-weight="normal" style:text-blinking="false" loext:padding="0in" loext:border="none"/>
    </style:style>
    <style:style style:name="T28" style:family="text">
      <style:text-properties fo:font-variant="normal" fo:text-transform="none" fo:color="#000000" style:text-line-through-style="none" style:text-line-through-type="none" style:font-name="MathJax Caligraphic" fo:font-size="14.3999996185303pt" fo:letter-spacing="normal" fo:language="en" fo:country="US" fo:font-style="normal" style:text-underline-style="none" fo:font-weight="normal" style:text-blinking="false" loext:padding="0in" loext:border="none"/>
    </style:style>
    <style:style style:name="T29" style:family="text">
      <style:text-properties officeooo:rsid="00192357"/>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4741e5"/>
    </style:style>
    <style:style style:name="T32" style:family="text">
      <style:text-properties style:text-underline-style="solid" style:text-underline-width="auto" style:text-underline-color="font-color" officeooo:rsid="0048b154"/>
    </style:style>
    <style:style style:name="T33" style:family="text">
      <style:text-properties style:text-underline-style="solid" style:text-underline-width="auto" style:text-underline-color="font-color" style:font-name-asian="WenQuanYi Micro Hei" style:font-weight-asian="bold" style:font-name-complex="Lohit Devanagari" style:font-weight-complex="bold"/>
    </style:style>
    <style:style style:name="T34" style:family="text">
      <style:text-properties style:text-underline-style="solid" style:text-underline-width="auto" style:text-underline-color="font-color" officeooo:rsid="005b0faa" style:font-name-asian="WenQuanYi Micro Hei" style:font-weight-asian="bold" style:font-name-complex="Lohit Devanagari" style:font-weight-complex="bold"/>
    </style:style>
    <style:style style:name="T35" style:family="text">
      <style:text-properties fo:font-weight="bold" style:font-weight-asian="bold" style:font-weight-complex="bold"/>
    </style:style>
    <style:style style:name="T36" style:family="text">
      <style:text-properties fo:font-weight="bold" officeooo:rsid="002aa204" style:font-weight-asian="bold" style:font-weight-complex="bold"/>
    </style:style>
    <style:style style:name="T37" style:family="text">
      <style:text-properties style:text-line-through-style="none" style:text-line-through-type="none" style:font-name="MathJax Caligraphic" fo:font-size="14.3999996185303pt" style:text-underline-style="none" style:text-blinking="false" loext:padding="0in" loext:border="none"/>
    </style:style>
    <style:style style:name="T38" style:family="text">
      <style:text-properties style:text-line-through-style="none" style:text-line-through-type="none" style:font-name="MathJax Caligraphic" fo:font-size="14.3999996185303pt" fo:letter-spacing="normal" style:text-underline-style="none" style:text-blinking="false" loext:padding="0in" loext:border="none"/>
    </style:style>
    <style:style style:name="T39" style:family="text">
      <style:text-properties style:text-line-through-style="none" style:text-line-through-type="none" fo:font-size="14.3999996185303pt" style:text-underline-style="none" style:text-blinking="false" loext:padding="0in" loext:border="none"/>
    </style:style>
    <style:style style:name="T40" style:family="text">
      <style:text-properties style:text-line-through-style="none" style:text-line-through-type="none" fo:font-size="14.3999996185303pt" fo:font-style="italic" style:text-underline-style="none" style:text-blinking="false" loext:padding="0in" loext:border="none"/>
    </style:style>
    <style:style style:name="T41" style:family="text">
      <style:text-properties style:text-line-through-style="none" style:text-line-through-type="none" fo:font-size="14.3999996185303pt" fo:letter-spacing="normal" style:text-underline-style="none" style:text-blinking="false" loext:padding="0in" loext:border="none"/>
    </style:style>
    <style:style style:name="T42" style:family="text">
      <style:text-properties style:text-line-through-style="none" style:text-line-through-type="none" fo:font-size="14.3999996185303pt" fo:letter-spacing="normal" style:text-underline-style="none" officeooo:rsid="0026cbe4" style:text-blinking="false" loext:padding="0in" loext:border="none"/>
    </style:style>
    <style:style style:name="T43" style:family="text">
      <style:text-properties style:text-line-through-style="none" style:text-line-through-type="none" fo:font-size="14.3999996185303pt" fo:letter-spacing="normal" fo:font-style="italic" style:text-underline-style="none" style:text-blinking="false" loext:padding="0in" loext:border="none"/>
    </style:style>
    <style:style style:name="T44" style:family="text">
      <style:text-properties style:text-line-through-style="none" style:text-line-through-type="none" fo:font-size="9.85000038146973pt" fo:font-style="italic" style:text-underline-style="none" style:text-blinking="false" loext:padding="0in" loext:border="none"/>
    </style:style>
    <style:style style:name="T45" style:family="text">
      <style:text-properties style:text-line-through-style="none" style:text-line-through-type="none" fo:font-size="9.85000038146973pt" fo:letter-spacing="normal" fo:font-style="italic" style:text-underline-style="none" style:text-blinking="false" loext:padding="0in" loext:border="none"/>
    </style:style>
    <style:style style:name="T46" style:family="text">
      <style:text-properties style:text-underline-style="none"/>
    </style:style>
    <style:style style:name="T47" style:family="text">
      <style:text-properties style:text-underline-style="none" style:font-style-asian="normal" style:font-weight-asian="normal" style:font-style-complex="normal" style:font-weight-complex="normal"/>
    </style:style>
    <style:style style:name="T48" style:family="text">
      <style:text-properties style:text-underline-style="none" officeooo:rsid="002eb17b" style:font-style-asian="normal" style:font-weight-asian="normal" style:font-style-complex="normal" style:font-weight-complex="normal"/>
    </style:style>
    <style:style style:name="T49" style:family="text">
      <style:text-properties style:text-underline-style="none" officeooo:rsid="003a52fb" style:font-style-asian="normal" style:font-weight-asian="normal" style:font-style-complex="normal" style:font-weight-complex="normal"/>
    </style:style>
    <style:style style:name="T50" style:family="text">
      <style:text-properties style:text-underline-style="none" officeooo:rsid="0050670a" style:font-style-asian="normal" style:font-weight-asian="normal" style:font-style-complex="normal" style:font-weight-complex="normal"/>
    </style:style>
    <style:style style:name="T51" style:family="text">
      <style:text-properties style:text-underline-style="none" officeooo:rsid="004741e5"/>
    </style:style>
    <style:style style:name="T52" style:family="text">
      <style:text-properties style:text-underline-style="none" officeooo:rsid="00498941"/>
    </style:style>
    <style:style style:name="T53" style:family="text">
      <style:text-properties officeooo:rsid="001cae9c"/>
    </style:style>
    <style:style style:name="T54" style:family="text">
      <style:text-properties fo:font-size="12.1499996185303pt" fo:letter-spacing="normal"/>
    </style:style>
    <style:style style:name="T55" style:family="text">
      <style:text-properties fo:font-size="12.1499996185303pt" fo:letter-spacing="normal" officeooo:rsid="0026cbe4"/>
    </style:style>
    <style:style style:name="T56" style:family="text">
      <style:text-properties fo:font-size="12.1499996185303pt" fo:letter-spacing="normal" officeooo:rsid="002f3f61"/>
    </style:style>
    <style:style style:name="T57" style:family="text">
      <style:text-properties fo:font-size="12.1499996185303pt" fo:letter-spacing="normal" officeooo:rsid="0040fb8e"/>
    </style:style>
    <style:style style:name="T58" style:family="text">
      <style:text-properties officeooo:rsid="0026cbe4"/>
    </style:style>
    <style:style style:name="T59" style:family="text">
      <style:text-properties officeooo:rsid="0027d16b"/>
    </style:style>
    <style:style style:name="T60" style:family="text">
      <style:text-properties officeooo:rsid="00285a9c"/>
    </style:style>
    <style:style style:name="T61" style:family="text">
      <style:text-properties officeooo:rsid="002aa204"/>
    </style:style>
    <style:style style:name="T62" style:family="text">
      <style:text-properties officeooo:rsid="002b5438"/>
    </style:style>
    <style:style style:name="T63" style:family="text">
      <style:text-properties style:font-name-asian="WenQuanYi Micro Hei" style:font-weight-asian="bold" style:font-name-complex="Lohit Devanagari" style:font-weight-complex="bold"/>
    </style:style>
    <style:style style:name="T64" style:family="text">
      <style:text-properties officeooo:rsid="002f3f61" style:font-name-asian="WenQuanYi Micro Hei" style:font-weight-asian="bold" style:font-name-complex="Lohit Devanagari" style:font-weight-complex="bold"/>
    </style:style>
    <style:style style:name="T65" style:family="text">
      <style:text-properties officeooo:rsid="00314c86" style:font-name-asian="WenQuanYi Micro Hei" style:font-weight-asian="bold" style:font-name-complex="Lohit Devanagari" style:font-weight-complex="bold"/>
    </style:style>
    <style:style style:name="T66" style:family="text">
      <style:text-properties officeooo:rsid="0032b04c" style:font-name-asian="WenQuanYi Micro Hei" style:font-weight-asian="bold" style:font-name-complex="Lohit Devanagari" style:font-weight-complex="bold"/>
    </style:style>
    <style:style style:name="T67" style:family="text">
      <style:text-properties officeooo:rsid="0036a295" style:font-name-asian="WenQuanYi Micro Hei" style:font-weight-asian="bold" style:font-name-complex="Lohit Devanagari" style:font-weight-complex="bold"/>
    </style:style>
    <style:style style:name="T68" style:family="text">
      <style:text-properties officeooo:rsid="0038258c" style:font-name-asian="WenQuanYi Micro Hei" style:font-weight-asian="bold" style:font-name-complex="Lohit Devanagari" style:font-weight-complex="bold"/>
    </style:style>
    <style:style style:name="T69" style:family="text">
      <style:text-properties officeooo:rsid="00392e69" style:font-name-asian="WenQuanYi Micro Hei" style:font-weight-asian="bold" style:font-name-complex="Lohit Devanagari" style:font-weight-complex="bold"/>
    </style:style>
    <style:style style:name="T70" style:family="text">
      <style:text-properties officeooo:rsid="00498dff" style:font-name-asian="WenQuanYi Micro Hei" style:font-weight-asian="bold" style:font-name-complex="Lohit Devanagari" style:font-weight-complex="bold"/>
    </style:style>
    <style:style style:name="T71" style:family="text">
      <style:text-properties officeooo:rsid="0050670a" style:font-name-asian="WenQuanYi Micro Hei" style:font-weight-asian="bold" style:font-name-complex="Lohit Devanagari" style:font-weight-complex="bold"/>
    </style:style>
    <style:style style:name="T72" style:family="text">
      <style:text-properties officeooo:rsid="00507b83" style:font-name-asian="WenQuanYi Micro Hei" style:font-weight-asian="bold" style:font-name-complex="Lohit Devanagari" style:font-weight-complex="bold"/>
    </style:style>
    <style:style style:name="T73" style:family="text">
      <style:text-properties officeooo:rsid="005102f0" style:font-name-asian="WenQuanYi Micro Hei" style:font-weight-asian="bold" style:font-name-complex="Lohit Devanagari" style:font-weight-complex="bold"/>
    </style:style>
    <style:style style:name="T74" style:family="text">
      <style:text-properties officeooo:rsid="00518265" style:font-name-asian="WenQuanYi Micro Hei" style:font-weight-asian="bold" style:font-name-complex="Lohit Devanagari" style:font-weight-complex="bold"/>
    </style:style>
    <style:style style:name="T75" style:family="text">
      <style:text-properties officeooo:rsid="00526c6e" style:font-name-asian="WenQuanYi Micro Hei" style:font-weight-asian="bold" style:font-name-complex="Lohit Devanagari" style:font-weight-complex="bold"/>
    </style:style>
    <style:style style:name="T76" style:family="text">
      <style:text-properties officeooo:rsid="00551e59" style:font-name-asian="WenQuanYi Micro Hei" style:font-weight-asian="bold" style:font-name-complex="Lohit Devanagari" style:font-weight-complex="bold"/>
    </style:style>
    <style:style style:name="T77" style:family="text">
      <style:text-properties officeooo:rsid="0056790a" style:font-name-asian="WenQuanYi Micro Hei" style:font-weight-asian="bold" style:font-name-complex="Lohit Devanagari" style:font-weight-complex="bold"/>
    </style:style>
    <style:style style:name="T78" style:family="text">
      <style:text-properties officeooo:rsid="00576c0c" style:font-name-asian="WenQuanYi Micro Hei" style:font-weight-asian="bold" style:font-name-complex="Lohit Devanagari" style:font-weight-complex="bold"/>
    </style:style>
    <style:style style:name="T79" style:family="text">
      <style:text-properties officeooo:rsid="00584734" style:font-name-asian="WenQuanYi Micro Hei" style:font-weight-asian="bold" style:font-name-complex="Lohit Devanagari" style:font-weight-complex="bold"/>
    </style:style>
    <style:style style:name="T80" style:family="text">
      <style:text-properties officeooo:rsid="00593fd0" style:font-name-asian="WenQuanYi Micro Hei" style:font-weight-asian="bold" style:font-name-complex="Lohit Devanagari" style:font-weight-complex="bold"/>
    </style:style>
    <style:style style:name="T81" style:family="text">
      <style:text-properties officeooo:rsid="005d0746" style:font-name-asian="WenQuanYi Micro Hei" style:font-weight-asian="bold" style:font-name-complex="Lohit Devanagari" style:font-weight-complex="bold"/>
    </style:style>
    <style:style style:name="T82" style:family="text">
      <style:text-properties officeooo:rsid="005e832d" style:font-name-asian="WenQuanYi Micro Hei" style:font-weight-asian="bold" style:font-name-complex="Lohit Devanagari" style:font-weight-complex="bold"/>
    </style:style>
    <style:style style:name="T83" style:family="text">
      <style:text-properties style:font-name-asian="WenQuanYi Micro Hei" style:font-name-complex="Lohit Devanagari"/>
    </style:style>
    <style:style style:name="T84" style:family="text">
      <style:text-properties officeooo:rsid="00498dff" style:font-name-asian="WenQuanYi Micro Hei" style:font-name-complex="Lohit Devanagari"/>
    </style:style>
    <style:style style:name="T85" style:family="text">
      <style:text-properties officeooo:rsid="00392e69" style:font-name-asian="WenQuanYi Micro Hei" style:font-weight-asian="normal" style:font-name-complex="Lohit Devanagari" style:font-weight-complex="normal"/>
    </style:style>
    <style:style style:name="T86" style:family="text">
      <style:text-properties officeooo:rsid="002c7400"/>
    </style:style>
    <style:style style:name="T87" style:family="text">
      <style:text-properties officeooo:rsid="002eb17b"/>
    </style:style>
    <style:style style:name="T88" style:family="text">
      <style:text-properties officeooo:rsid="00314c86"/>
    </style:style>
    <style:style style:name="T89" style:family="text">
      <style:text-properties style:text-position="super 58%" officeooo:rsid="00314c86"/>
    </style:style>
    <style:style style:name="T90" style:family="text">
      <style:text-properties officeooo:rsid="00398f53"/>
    </style:style>
    <style:style style:name="T91" style:family="text">
      <style:text-properties officeooo:rsid="0039f135"/>
    </style:style>
    <style:style style:name="T92" style:family="text">
      <style:text-properties officeooo:rsid="003a52fb"/>
    </style:style>
    <style:style style:name="T93" style:family="text">
      <style:text-properties fo:background-color="transparent" loext:char-shading-value="0"/>
    </style:style>
    <style:style style:name="T94" style:family="text">
      <style:text-properties officeooo:rsid="003b251f"/>
    </style:style>
    <style:style style:name="T95" style:family="text">
      <style:text-properties officeooo:rsid="003d4d41"/>
    </style:style>
    <style:style style:name="T96" style:family="text">
      <style:text-properties officeooo:rsid="0040fb8e"/>
    </style:style>
    <style:style style:name="T97" style:family="text">
      <style:text-properties officeooo:rsid="0042f535"/>
    </style:style>
    <style:style style:name="T98" style:family="text">
      <style:text-properties officeooo:rsid="0044bf21"/>
    </style:style>
    <style:style style:name="T99" style:family="text">
      <style:text-properties officeooo:rsid="004741e5"/>
    </style:style>
    <style:style style:name="T100" style:family="text">
      <style:text-properties officeooo:rsid="0048b154"/>
    </style:style>
    <style:style style:name="T101" style:family="text">
      <style:text-properties officeooo:rsid="00498941"/>
    </style:style>
    <style:style style:name="T102" style:family="text">
      <style:text-properties officeooo:rsid="00498dff"/>
    </style:style>
    <style:style style:name="T103" style:family="text">
      <style:text-properties officeooo:rsid="004a619e"/>
    </style:style>
    <style:style style:name="T104" style:family="text">
      <style:text-properties style:font-weight-asian="normal" style:font-weight-complex="normal"/>
    </style:style>
    <style:style style:name="T105" style:family="text">
      <style:text-properties officeooo:rsid="004a619e" style:font-weight-asian="normal" style:font-weight-complex="normal"/>
    </style:style>
    <style:style style:name="T106" style:family="text">
      <style:text-properties officeooo:rsid="00507b83" style:font-weight-asian="normal" style:font-weight-complex="normal"/>
    </style:style>
    <style:style style:name="T107" style:family="text">
      <style:text-properties officeooo:rsid="004c4ab3"/>
    </style:style>
    <style:style style:name="T108" style:family="text">
      <style:text-properties officeooo:rsid="0050670a"/>
    </style:style>
    <style:style style:name="T109" style:family="text">
      <style:text-properties officeooo:rsid="00507b83"/>
    </style:style>
    <style:style style:name="T110" style:family="text">
      <style:text-properties officeooo:rsid="0053aa65"/>
    </style:style>
    <style:style style:name="T111" style:family="text">
      <style:text-properties officeooo:rsid="005783a0"/>
    </style:style>
    <style:style style:name="T112" style:family="text">
      <style:text-properties officeooo:rsid="00583ad8"/>
    </style:style>
    <style:style style:name="T113" style:family="text">
      <style:text-properties officeooo:rsid="005b0faa"/>
    </style:style>
    <style:style style:name="T114" style:family="text">
      <style:text-properties officeooo:rsid="005bd5ca"/>
    </style:style>
    <style:style style:name="T115" style:family="text">
      <style:text-properties officeooo:rsid="005e832d"/>
    </style:style>
    <style:style style:name="T116" style:family="text">
      <style:text-properties officeooo:rsid="005fc86b"/>
    </style:style>
    <style:style style:name="T117" style:family="text">
      <style:text-properties fo:language="en" fo:country="US"/>
    </style:style>
    <style:style style:name="T118" style:family="text">
      <style:text-properties fo:language="en" fo:country="US" officeooo:rsid="00507b83"/>
    </style:style>
    <style:style style:name="T119" style:family="text">
      <style:text-properties fo:language="en" fo:country="US" officeooo:rsid="0050670a"/>
    </style:style>
    <style:style style:name="T120" style:family="text">
      <style:text-properties fo:language="en" fo:country="US" officeooo:rsid="005bd5ca"/>
    </style:style>
    <style:style style:name="T121" style:family="text">
      <style:text-properties fo:language="en" fo:country="US" style:font-name-asian="WenQuanYi Micro Hei" style:font-weight-asian="bold" style:font-name-complex="Lohit Devanagari" style:font-weight-complex="bold"/>
    </style:style>
    <style:style style:name="T122" style:family="text">
      <style:text-properties fo:language="en" fo:country="US" officeooo:rsid="00192357"/>
    </style:style>
    <style:style style:name="T123" style:family="text">
      <style:text-properties fo:language="en" fo:country="US" officeooo:rsid="001cae9c"/>
    </style:style>
    <style:style style:name="T124" style:family="text">
      <style:text-properties fo:language="en" fo:country="US" officeooo:rsid="00613a15"/>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chnology Review</text:p>
      <text:p text:style-name="P39">University of Illinois at Urbana-Champaign</text:p>
      <text:p text:style-name="P39">CS 410: Text Information Systems</text:p>
      <text:p text:style-name="P39">Fall 2017</text:p>
      <text:p text:style-name="P40">Andrew Nedilko</text:p>
      <text:p text:style-name="P41"/>
      <text:p text:style-name="P42"><text:span text:style-name="T35">1. Overview </text:span><text:span text:style-name="T36">and Motivation</text:span></text:p>
      <text:p text:style-name="P43"><text:span text:style-name="T90">Artificial intelligence in general and machine learning in particular are nowadays being researched and developed at an increasingly faster rate. They are transforming every large industry in the world. </text:span>Most of the success in <text:span text:style-name="T90">the industry comes from </text:span>supervised learning, some – <text:span text:style-name="T90">from more and more popular </text:span>reinforcement learning, but <text:span text:style-name="T90">both of these approaches </text:span>have certain limitation<text:span text:style-name="T90">s</text:span> associated with them.</text:p>
      <text:p text:style-name="P41"><text:span text:style-name="T90">A </text:span>statistical algorithm can<text:span text:style-name="T90">not</text:span> be <text:span text:style-name="T90">applied with the same level of success to </text:span>all <text:span text:style-name="T90">the </text:span>machine learning domains. <text:span text:style-name="T90">This is </text:span>because <text:span text:style-name="T90">any </text:span>domain knowledge <text:span text:style-name="T90">captured by </text:span>that algorithm is specific to <text:span text:style-name="T91">the particular needs of analyzing data from this domain</text:span>. <text:span text:style-name="T91">Trying to </text:span>apply <text:span text:style-name="T91">the </text:span>same algorithm to a <text:span text:style-name="T91">different domain may very well result in a much less meaningful outcome</text:span>. <text:span text:style-name="T91">However, </text:span>a new domain may have <text:span text:style-name="T91">certain similarity </text:span>with prior applications, <text:span text:style-name="T91">and it would be reasonable to </text:span>try <text:span text:style-name="T91">and </text:span>reuse <text:span text:style-name="T91">the </text:span>knowledge <text:span text:style-name="T91">gained </text:span>from prior models. This is <text:span text:style-name="T91">where a “</text:span>fast-evolving frontier of data science” <text:span text:style-name="T116">[2] </text:span>known as transfer learning <text:span text:style-name="T91">comes into play. Historically, it has been also called knowledge consolidation, </text:span>knowledge transfer, inductive transfer, <text:span text:style-name="T86">learning to learn, context-sensitive learning, </text:span>meta learning, domain adaptation, <text:span text:style-name="T86">and so on</text:span>.</text:p>
      <text:p text:style-name="P38">In contrast to multi-task learning, when we try to identify common (latent) features which may be <text:span text:style-name="T92">equally </text:span>beneficial for each individual task, transfer learning is concerned with finding and applying knowledge from the so called source <text:span text:style-name="T92">domains/</text:span>tasks to target <text:span text:style-name="T92">domain/</text:span>tasks. This means that the tasks are no longer learned simultaneously, and the focus is <text:span text:style-name="T92">more </text:span>on the target <text:span text:style-name="T92">tasks with a respective asymmetry of the two types of domain.</text:span></text:p>
      <text:p text:style-name="P43">Unsupervised learning is the next step on the path of technology development which offers indisputably much broader opportunities as it combines the success of <text:span text:style-name="T92">machine learning </text:span>in general and supervised learning in particular with <text:span text:style-name="T92">an </text:span><text:span text:style-name="T93">inherent ca</text:span>pability of the human brain – the ability to learn on its own. <text:span text:style-name="T100">And transfer learning may very well become one of the major aids in unsupervised learning.</text:span></text:p>
      <text:p text:style-name="P44"><text:span text:style-name="T100">As an example, transfer learning can be used to resolve the following p</text:span>roblems:</text:p>
      <text:list xml:id="list3770504980306676557" text:style-name="L3">
        <text:list-item>
          <text:p text:style-name="P8"><text:span text:style-name="T32">D</text:span><text:span text:style-name="T30">ata availability</text:span>: <text:span text:style-name="T1">new domains may lack a sufficient amount of labeled training data of acceptable quality, and transfer learning can help to develop machine learning models using relevant training data from previous projects. Also, as mentioned in [1], transfer learning can help with mitigating training-data obsolescence which often happens in dynamic domains in which prior training data can become easily outdated, e.g. trying to estimate social sentiment;</text:span></text:p>
        </text:list-item>
        <text:list-item>
          <text:p text:style-name="P9"><text:span text:style-name="T32">B</text:span><text:span text:style-name="T30">oost</text:span><text:span text:style-name="T31">ing </text:span><text:span text:style-name="T30">productivity</text:span> and accelera<text:span text:style-name="T99">ting </text:span>time on new modeling projects (e.g., a<text:span text:style-name="T99">n NLP </text:span>algorithm classify<text:span text:style-name="T101">ing</text:span> English-language technical documents in one scientific discipline should, in theory, be adaptable to classifying documents <text:span text:style-name="T99">in another language </text:span>in a related field);</text:p>
        </text:list-item>
        <text:list-item>
          <text:p text:style-name="P12"><text:span text:style-name="T32">P</text:span><text:span text:style-name="T30">rediction </text:span><text:span text:style-name="T31">refinement</text:span><text:span text:style-name="T51">: </text:span><text:span text:style-name="T52">a</text:span><text:span text:style-name="T46">s</text:span> <text:span text:style-name="T101">state </text:span>in [<text:span text:style-name="T109">3</text:span>], <text:span text:style-name="T101">transfer learning can help data scientists mitigate the risks of machine-learning-based predictions in a domain which may be related to highly improbable events. If the modeled underlying conditions have radically changed, prior training data sets or feature models become inapplicable and transfer learning can help utilize useful training data and feature model subsets from related domains. Some good examples here include the unexpected results of Brexit or 2016 U.S. presidential election.</text:span></text:p>
        </text:list-item>
      </text:list>
      <text:p text:style-name="P13"><text:soft-page-break/><text:span text:style-name="T47">According to [</text:span><text:span text:style-name="T50">1</text:span><text:span text:style-name="T47">], </text:span><text:span text:style-name="T48">transfer learning can be beneficial in </text:span><text:span text:style-name="T47">many examples </text:span><text:span text:style-name="T49">of </text:span><text:span text:style-name="T48">data </text:span>engineering. <text:span text:style-name="T87">For instance, text categorization including w</text:span>eb document classification into several predefined categories. <text:span text:style-name="T94">Let us imagine that we have a source domain represented by </text:span>labeled university <text:span text:style-name="T94">w</text:span>eb pages, <text:span text:style-name="T92">and there is a </text:span>new <text:span text:style-name="T94">w</text:span>ebsite <text:span text:style-name="T94">with different </text:span>data features or data distributions <text:span text:style-name="T94">for which there is </text:span>a lack of labeled training data. In <text:span text:style-name="T94">this and similar cases</text:span>, it <text:span text:style-name="T94">may </text:span>be helpful <text:span text:style-name="T94">to </text:span>transfer the classification knowledge <text:span text:style-name="T94">gained on the basis of the university website to </text:span>the new <text:span text:style-name="T94">website</text:span>.</text:p>
      <text:p text:style-name="P15">Another example would be <text:span text:style-name="T95">a binary sentiment analysis </text:span>of product reviews<text:span text:style-name="T61">. The distribution of review data among different types of products can be very different. To reduce the costs and effort for labeling reviews for various products, we may adjust a classification model trained on some products to help build classification models for other products.</text:span></text:p>
      <text:p text:style-name="P14">The need for transfer learning may <text:span text:style-name="T94">also </text:span>arise when the the labeled data obtained in one time period may not follow the same distribution in a later time period.</text:p>
      <text:p text:style-name="P10"/>
      <text:p text:style-name="P35"><text:span text:style-name="T61">2. </text:span>Definition</text:p>
      <text:p text:style-name="P52"><text:span text:style-name="T9">Based on the information and </text:span><text:span text:style-name="T8">document classification example</text:span><text:span text:style-name="T9">s</text:span><text:span text:style-name="T8"> </text:span><text:span text:style-name="T11">presented in </text:span><text:span text:style-name="T12">[</text:span><text:span text:style-name="T13">1</text:span><text:span text:style-name="T12">], trans</text:span><text:span text:style-name="T8">fer learning </text:span><text:span text:style-name="T9">can be </text:span><text:span text:style-name="T8">defined as follows</text:span><text:span text:style-name="T4">.<text:line-break/></text:span><text:span text:style-name="T9">First of all, the main </text:span><text:span text:style-name="T4">concepts </text:span><text:span text:style-name="T9">in transfer learning are </text:span><text:span text:style-name="T4">a domain and a task. A domain </text:span><text:span text:style-name="T27">D</text:span><text:span text:style-name="T4"> </text:span><text:span text:style-name="T9">contains </text:span><text:span text:style-name="T4">a feature space </text:span><text:span text:style-name="T27">X</text:span><text:span text:style-name="T4"> and a marginal probability distribution </text:span><text:span text:style-name="T21">P</text:span><text:bookmark text:name="MathJax-Span-29"/><text:span text:style-name="T19">(</text:span><text:bookmark text:name="MathJax-Span-31"/><text:span text:style-name="T20">X</text:span><text:span text:style-name="T19">)</text:span><text:span text:style-name="T4"> over the feature space, where </text:span><text:bookmark text:name="MathJax-Span-35"/><text:span text:style-name="T27">X</text:span><text:span text:style-name="T19">=</text:span><text:bookmark text:name="MathJax-Span-36"/><text:bookmark text:name="MathJax-Span-37"/><text:bookmark text:name="MathJax-Span-38"/><text:bookmark text:name="MathJax-Span-39"/><text:span text:style-name="T21">x</text:span><text:bookmark text:name="MathJax-Span-40"/><text:span text:style-name="T24">1</text:span><text:bookmark text:name="MathJax-Span-41"/><text:span text:style-name="T19">,</text:span><text:bookmark text:name="MathJax-Span-42"/><text:span text:style-name="T19">⋯</text:span><text:bookmark text:name="MathJax-Span-43"/><text:span text:style-name="T19">,</text:span><text:bookmark text:name="MathJax-Span-44"/><text:bookmark text:name="MathJax-Span-45"/><text:span text:style-name="T21">x</text:span><text:bookmark text:name="MathJax-Span-46"/><text:span text:style-name="T25">n</text:span><text:bookmark text:name="MathJax-Span-47"/><text:span text:style-name="T19">∈</text:span><text:span text:style-name="T27">X </text:span><text:span text:style-name="T4">. For document classification </text:span><text:span text:style-name="T9">based on the </text:span><text:span text:style-name="T4">bag-of-words </text:span><text:span text:style-name="T9">principle</text:span><text:span text:style-name="T4">, </text:span><text:span text:style-name="T27">X</text:span><text:span text:style-name="T4"> is the space of all document</text:span><text:span text:style-name="T9">s</text:span><text:span text:style-name="T4">, </text:span><text:span text:style-name="T21">x</text:span><text:bookmark text:name="MathJax-Span-60"/><text:span text:style-name="T25">i</text:span><text:span text:style-name="T4"> is the </text:span><text:span text:style-name="T21">i</text:span><text:span text:style-name="T4">-th term vector corresponding to </text:span><text:span text:style-name="T9">a </text:span><text:span text:style-name="T4">document, and </text:span><text:span text:style-name="T21">X</text:span><text:span text:style-name="T4"> is </text:span><text:span text:style-name="T5">a training </text:span><text:span text:style-name="T4">sample.</text:span></text:p>
      <text:p text:style-name="P49"><text:span text:style-name="T15">Given a domain, </text:span><text:span text:style-name="T28">D</text:span><text:bookmark text:name="MathJax-Span-72"/><text:span text:style-name="T22">=</text:span><text:bookmark text:name="MathJax-Span-73"/><text:span text:style-name="T22">{</text:span><text:bookmark text:name="MathJax-Span-77"/><text:span text:style-name="T28">X</text:span><text:span text:style-name="T22">,</text:span><text:bookmark text:name="MathJax-Span-78"/><text:span text:style-name="T23">P</text:span><text:bookmark text:name="MathJax-Span-79"/><text:span text:style-name="T22">(</text:span><text:bookmark text:name="MathJax-Span-80"/><text:span text:style-name="T23">X</text:span><text:bookmark text:name="MathJax-Span-81"/><text:span text:style-name="T22">)</text:span><text:bookmark text:name="MathJax-Span-82"/><text:span text:style-name="T22">}</text:span><text:span text:style-name="T15">, a task </text:span><text:span text:style-name="T28">T</text:span><text:span text:style-name="T15"> consists of a label space </text:span><text:span text:style-name="T28">Y</text:span><text:span text:style-name="T15"> and a conditional probability distribution </text:span><text:span text:style-name="T23">P</text:span><text:bookmark text:name="MathJax-Span-96"/><text:span text:style-name="T22">(</text:span><text:bookmark text:name="MathJax-Span-97"/><text:span text:style-name="T23">Y</text:span><text:bookmark text:name="MathJax-Span-100"/><text:bookmark text:name="MathJax-Span-99"/><text:bookmark text:name="MathJax-Span-98"/><text:span text:style-name="T22">|</text:span><text:bookmark text:name="MathJax-Span-101"/><text:span text:style-name="T23">X</text:span><text:bookmark text:name="MathJax-Span-102"/><text:span text:style-name="T22">) </text:span><text:span text:style-name="T16">generally </text:span><text:span text:style-name="T15">learned from the training data consisting of pairs </text:span><text:span text:style-name="T23">x</text:span><text:bookmark text:name="MathJax-Span-107"/><text:span text:style-name="T26">i</text:span><text:bookmark text:name="MathJax-Span-108"/><text:span text:style-name="T22">∈</text:span><text:span text:style-name="T23"> </text:span><text:span text:style-name="T28">X</text:span><text:span text:style-name="T15"> and </text:span><text:span text:style-name="T23">y</text:span><text:bookmark text:name="MathJax-Span-114"/><text:span text:style-name="T26">i</text:span><text:bookmark text:name="MathJax-Span-115"/><text:span text:style-name="T22">∈</text:span><text:span text:style-name="T28">Y </text:span><text:span text:style-name="T15">. In document classification, </text:span><text:span text:style-name="T28">Y</text:span><text:span text:style-name="T15"> is the set of all </text:span><text:span text:style-name="T17">True/False </text:span><text:span text:style-name="T15">labels, and </text:span><text:span text:style-name="T23">y</text:span><text:bookmark text:name="MathJax-Span-128"/><text:span text:style-name="T26">i</text:span><text:span text:style-name="T15"> is either </text:span><text:span text:style-name="Emphasis"><text:span text:style-name="T18">True</text:span></text:span><text:span text:style-name="T15"> or </text:span><text:span text:style-name="Emphasis"><text:span text:style-name="T18">False</text:span></text:span><text:span text:style-name="T15">. </text:span></text:p>
      <text:p text:style-name="P50">Given a source domain <text:span text:style-name="T37">D</text:span><text:bookmark text:name="MathJax-Span-135"/><text:span text:style-name="T44">S </text:span><text:span text:style-name="T96">with a respective </text:span>source <text:span text:style-name="T58">learning </text:span>task <text:span text:style-name="T37">T</text:span><text:bookmark text:name="MathJax-Span-142"/><text:span text:style-name="T44">S</text:span>, as well as a target domain <text:span text:style-name="T37">D</text:span><text:bookmark text:name="MathJax-Span-149"/><text:span text:style-name="T44">T </text:span><text:span text:style-name="T96">with </text:span>a target <text:span text:style-name="T58">learning </text:span>task <text:span text:style-name="T37">T</text:span><text:bookmark text:name="MathJax-Span-156"/><text:span text:style-name="T44">T</text:span>, the objective of transfer learning is to learn the target conditional probability distribution <text:span text:style-name="T40">P</text:span><text:bookmark text:name="MathJax-Span-160"/><text:span text:style-name="T39">(</text:span><text:bookmark text:name="MathJax-Span-161"/><text:bookmark text:name="MathJax-Span-162"/><text:span text:style-name="T40">Y</text:span><text:bookmark text:name="MathJax-Span-163"/><text:span text:style-name="T44">T</text:span><text:bookmark text:name="MathJax-Span-164"/><text:bookmark text:name="MathJax-Span-165"/><text:bookmark text:name="MathJax-Span-166"/><text:span text:style-name="T39">|</text:span><text:bookmark text:name="MathJax-Span-167"/><text:bookmark text:name="MathJax-Span-168"/><text:span text:style-name="T40">X</text:span><text:bookmark text:name="MathJax-Span-169"/><text:span text:style-name="T44">T</text:span><text:bookmark text:name="MathJax-Span-170"/><text:span text:style-name="T39">)</text:span> in <text:span text:style-name="T37">D</text:span><text:bookmark text:name="MathJax-Span-177"/><text:span text:style-name="T44">T</text:span> with the <text:span text:style-name="T58">knowledge from </text:span><text:span text:style-name="T37">D</text:span><text:bookmark text:name="MathJax-Span-184"/><text:span text:style-name="T44">S</text:span> and <text:span text:style-name="T37">T</text:span><text:bookmark text:name="MathJax-Span-191"/><text:span text:style-name="T44">S</text:span> where <text:span text:style-name="T37">D</text:span><text:bookmark text:name="MathJax-Span-198"/><text:span text:style-name="T44">S</text:span><text:bookmark text:name="MathJax-Span-199"/><text:span text:style-name="T39">≠</text:span><text:bookmark text:name="MathJax-Span-200"/><text:bookmark text:name="MathJax-Span-201"/><text:bookmark text:name="MathJax-Span-202"/><text:bookmark text:name="MathJax-Span-203"/><text:span text:style-name="T37">D</text:span><text:bookmark text:name="MathJax-Span-204"/><text:span text:style-name="T44">T</text:span> or <text:span text:style-name="T37">T</text:span><text:bookmark text:name="MathJax-Span-211"/><text:span text:style-name="T44">S</text:span><text:bookmark text:name="MathJax-Span-212"/><text:span text:style-name="T39">≠</text:span><text:bookmark text:name="MathJax-Span-213"/><text:bookmark text:name="MathJax-Span-214"/><text:bookmark text:name="MathJax-Span-215"/><text:bookmark text:name="MathJax-Span-216"/><text:span text:style-name="T37">T</text:span><text:bookmark text:name="MathJax-Span-217"/><text:span text:style-name="T44">T</text:span>. <text:span text:style-name="T58">There <text:s/>may be </text:span>a limited number of target examples <text:span text:style-name="T58">with labels</text:span>, <text:span text:style-name="T58">but it should be extremely small in comparison with the </text:span>source <text:span text:style-name="T58">domain</text:span>. <text:span text:style-name="T96">B</text:span>oth the domain <text:span text:style-name="T37">D</text:span> and the task <text:span text:style-name="T37">T</text:span> are defined as tuples.</text:p>
      <text:p text:style-name="P51"><text:span text:style-name="T54">Given </text:span><text:span text:style-name="T55">the above </text:span><text:span text:style-name="T54">domains </text:span><text:span text:style-name="T38">D</text:span><text:bookmark text:name="MathJax-Span-234"/><text:span text:style-name="T45">S</text:span><text:span text:style-name="T54"> and </text:span><text:span text:style-name="T38">D</text:span><text:bookmark text:name="MathJax-Span-241"/><text:span text:style-name="T45">T</text:span><text:span text:style-name="T54"> </text:span><text:span text:style-name="T55">such that</text:span><text:span text:style-name="T54"> </text:span><text:span text:style-name="T38">D</text:span><text:bookmark text:name="MathJax-Span-247"/><text:span text:style-name="T41">=</text:span><text:bookmark text:name="MathJax-Span-248"/><text:span text:style-name="T41">{</text:span><text:span text:style-name="T38">X</text:span><text:bookmark text:name="MathJax-Span-252"/><text:span text:style-name="T41">,</text:span><text:bookmark text:name="MathJax-Span-253"/><text:span text:style-name="T43">P</text:span><text:bookmark text:name="MathJax-Span-254"/><text:span text:style-name="T41">(</text:span><text:bookmark text:name="MathJax-Span-255"/><text:span text:style-name="T43">X</text:span><text:bookmark text:name="MathJax-Span-256"/><text:span text:style-name="T41">)</text:span><text:bookmark text:name="MathJax-Span-257"/><text:span text:style-name="T41">}</text:span><text:span text:style-name="T54"> and </text:span><text:span text:style-name="T57">the </text:span><text:span text:style-name="T54">tasks </text:span><text:span text:style-name="T38">T</text:span><text:bookmark text:name="MathJax-Span-264"/><text:span text:style-name="T45">S</text:span><text:span text:style-name="T54"> and </text:span><text:span text:style-name="T38">T</text:span><text:bookmark text:name="MathJax-Span-271"/><text:span text:style-name="T45">T</text:span><text:span text:style-name="T54"> </text:span><text:span text:style-name="T55">such that</text:span><text:span text:style-name="T54"> </text:span><text:span text:style-name="T38">T</text:span><text:bookmark text:name="MathJax-Span-277"/><text:span text:style-name="T41">=</text:span><text:bookmark text:name="MathJax-Span-278"/><text:span text:style-name="T41">{</text:span><text:bookmark text:name="MathJax-Span-279"/><text:bookmark text:name="MathJax-Span-280"/><text:bookmark text:name="MathJax-Span-281"/><text:span text:style-name="T38">Y</text:span><text:bookmark text:name="MathJax-Span-282"/><text:span text:style-name="T41">,</text:span><text:bookmark text:name="MathJax-Span-283"/><text:span text:style-name="T43">P</text:span><text:bookmark text:name="MathJax-Span-284"/><text:span text:style-name="T41">(</text:span><text:bookmark text:name="MathJax-Span-285"/><text:span text:style-name="T43">Y</text:span><text:bookmark text:name="MathJax-Span-286"/><text:bookmark text:name="MathJax-Span-287"/><text:bookmark text:name="MathJax-Span-288"/><text:span text:style-name="T41">|</text:span><text:bookmark text:name="MathJax-Span-289"/><text:span text:style-name="T43">X</text:span><text:bookmark text:name="MathJax-Span-290"/><text:span text:style-name="T41">)</text:span><text:bookmark text:name="MathJax-Span-291"/><text:span text:style-name="T41">}</text:span><text:span text:style-name="T42">,</text:span><text:span text:style-name="T54"> </text:span><text:span text:style-name="T56">four different cases of transfer learning are possible</text:span><text:span text:style-name="T54">:</text:span></text:p>
      <text:list xml:id="list5198639906014195366" text:style-name="L2">
        <text:list-item>
          <text:p text:style-name="P73"><text:bookmark text:name="MathJax-Element-40-Frame"/><text:bookmark text:name="MathJax-Span-292"/><text:bookmark text:name="MathJax-Span-293"/><text:bookmark text:name="MathJax-Span-294"/><text:bookmark text:name="MathJax-Span-295"/><text:bookmark text:name="MathJax-Span-296"/><text:bookmark text:name="MathJax-Span-297"/><text:span text:style-name="T37">X</text:span><text:bookmark text:name="MathJax-Span-298"/><text:span text:style-name="T44">S</text:span><text:bookmark text:name="MathJax-Span-299"/><text:span text:style-name="T39">≠</text:span><text:bookmark text:name="MathJax-Span-300"/><text:bookmark text:name="MathJax-Span-301"/><text:bookmark text:name="MathJax-Span-302"/><text:bookmark text:name="MathJax-Span-303"/><text:span text:style-name="T37">X</text:span><text:bookmark text:name="MathJax-Span-304"/><text:span text:style-name="T44">T</text:span> - <text:span text:style-name="T96">t</text:span>he feature spaces of the <text:span text:style-name="T59">two </text:span>domain are different, e.g. the <text:span text:style-name="T59">sets of</text:span> documents are <text:span text:style-name="T59">provided </text:span>in two different languages <text:span text:style-name="T59">which </text:span>is generally referred to as cross-lingual adaptation.</text:p>
        </text:list-item>
        <text:list-item>
          <text:p text:style-name="P73"><text:bookmark text:name="MathJax-Element-41-Frame"/><text:bookmark text:name="MathJax-Span-305"/><text:bookmark text:name="MathJax-Span-306"/><text:bookmark text:name="MathJax-Span-307"/><text:span text:style-name="T40">P</text:span><text:bookmark text:name="MathJax-Span-308"/><text:span text:style-name="T39">(</text:span><text:bookmark text:name="MathJax-Span-309"/><text:bookmark text:name="MathJax-Span-310"/><text:span text:style-name="T40">X</text:span><text:bookmark text:name="MathJax-Span-311"/><text:span text:style-name="T44">S</text:span><text:bookmark text:name="MathJax-Span-312"/><text:span text:style-name="T39">)</text:span><text:bookmark text:name="MathJax-Span-313"/><text:span text:style-name="T39">≠</text:span><text:bookmark text:name="MathJax-Span-314"/><text:span text:style-name="T40">P</text:span><text:bookmark text:name="MathJax-Span-315"/><text:span text:style-name="T39">(</text:span><text:bookmark text:name="MathJax-Span-316"/><text:bookmark text:name="MathJax-Span-317"/><text:span text:style-name="T40">X</text:span><text:bookmark text:name="MathJax-Span-318"/><text:span text:style-name="T44">T</text:span><text:bookmark text:name="MathJax-Span-319"/><text:span text:style-name="T39">)</text:span> - <text:span text:style-name="T96">t</text:span>he marginal probability distributions of <text:span text:style-name="T60">the two </text:span>domain are different, e.g. the <text:span text:style-name="T60">domains describe </text:span>different topics <text:span text:style-name="T60">which is </text:span>known as domain adaptation.</text:p>
        </text:list-item>
        <text:list-item text:start-value="1">
          <text:p text:style-name="P73"><text:bookmark text:name="MathJax-Element-42-Frame"/><text:bookmark text:name="MathJax-Span-320"/><text:bookmark text:name="MathJax-Span-321"/><text:bookmark text:name="MathJax-Span-322"/><text:bookmark text:name="MathJax-Span-323"/><text:bookmark text:name="MathJax-Span-324"/><text:bookmark text:name="MathJax-Span-325"/><text:span text:style-name="T37">Y</text:span><text:bookmark text:name="MathJax-Span-326"/><text:span text:style-name="T44">S</text:span><text:bookmark text:name="MathJax-Span-327"/><text:span text:style-name="T39">≠</text:span><text:bookmark text:name="MathJax-Span-328"/><text:bookmark text:name="MathJax-Span-329"/><text:bookmark text:name="MathJax-Span-330"/><text:bookmark text:name="MathJax-Span-331"/><text:span text:style-name="T37">Y</text:span><text:bookmark text:name="MathJax-Span-332"/><text:span text:style-name="T44">T</text:span> - <text:span text:style-name="T96">t</text:span>he label are different <text:span text:style-name="T60">for each task</text:span>. <text:span text:style-name="T60">This may, for example, correspond to a situation when one domain has binary document classes, and the other classifies its documents to more than two classes (e.g. 5 or 10). This can also occur along with case </text:span>4 <text:span text:style-name="T60">below when </text:span>the conditional probability distributions <text:span text:style-name="T60">are different</text:span>.</text:p>
        </text:list-item>
        <text:list-item>
          <text:p text:style-name="P74"><text:bookmark text:name="MathJax-Element-43-Frame"/><text:bookmark text:name="MathJax-Span-333"/><text:bookmark text:name="MathJax-Span-334"/><text:bookmark text:name="MathJax-Span-335"/><text:span text:style-name="T21">P</text:span><text:bookmark text:name="MathJax-Span-336"/><text:span text:style-name="T19">(</text:span><text:bookmark text:name="MathJax-Span-337"/><text:bookmark text:name="MathJax-Span-338"/><text:span text:style-name="T21">Y</text:span><text:bookmark text:name="MathJax-Span-339"/><text:span text:style-name="T25">S</text:span><text:bookmark text:name="MathJax-Span-340"/><text:bookmark text:name="MathJax-Span-341"/><text:bookmark text:name="MathJax-Span-342"/><text:span text:style-name="T19">|</text:span><text:bookmark text:name="MathJax-Span-343"/><text:bookmark text:name="MathJax-Span-344"/><text:span text:style-name="T21">X</text:span><text:bookmark text:name="MathJax-Span-345"/><text:span text:style-name="T25">S</text:span><text:bookmark text:name="MathJax-Span-346"/><text:span text:style-name="T19">)</text:span><text:bookmark text:name="MathJax-Span-347"/><text:span text:style-name="T19">≠</text:span><text:bookmark text:name="MathJax-Span-348"/><text:span text:style-name="T21">P</text:span><text:bookmark text:name="MathJax-Span-349"/><text:span text:style-name="T19">(</text:span><text:bookmark text:name="MathJax-Span-350"/><text:bookmark text:name="MathJax-Span-351"/><text:span text:style-name="T21">Y</text:span><text:bookmark text:name="MathJax-Span-352"/><text:span text:style-name="T25">T</text:span><text:bookmark text:name="MathJax-Span-353"/><text:bookmark text:name="MathJax-Span-354"/><text:bookmark text:name="MathJax-Span-355"/><text:span text:style-name="T19">|</text:span><text:bookmark text:name="MathJax-Span-356"/><text:bookmark text:name="MathJax-Span-357"/><text:span text:style-name="T21">X</text:span><text:bookmark text:name="MathJax-Span-358"/><text:span text:style-name="T25">T</text:span><text:bookmark text:name="MathJax-Span-359"/><text:span text:style-name="T19">)</text:span><text:span text:style-name="T4"> - </text:span><text:span text:style-name="T10">t</text:span><text:span text:style-name="T4">he conditional probability distributions of the </text:span><text:span text:style-name="T6">two </text:span><text:span text:style-name="T4">tasks are different, e.g. source and target documents are unbalanced with </text:span><text:span text:style-name="T7">respect </text:span><text:span text:style-name="T4">to their </text:span><text:span text:style-name="T7">user-defined </text:span><text:span text:style-name="T4">classes.</text:span></text:p>
        </text:list-item>
      </text:list>
      <text:p text:style-name="P34">If there is an explicit or implicit relationship between the feature spaces of the two domains, they are considered related.</text:p>
      <text:h text:style-name="P47" text:outline-level="1"><text:soft-page-break/></text:h>
      <text:h text:style-name="P48" text:outline-level="1"><text:bookmark text:name="applicationsoftransferlearning"/><text:span text:style-name="T62">3. </text:span>Practical Applications</text:h>
      <text:p text:style-name="P53"><text:span text:style-name="T66">When it comes to text information systems, t</text:span><text:span text:style-name="T63">ransfer learning has been applied efficiently </text:span><text:span text:style-name="T66">in many real-</text:span><text:span text:style-name="T73">world </text:span><text:span text:style-name="T66">situations</text:span><text:span text:style-name="T63">. </text:span><text:span text:style-name="T73">Below is a brief summary of some of them, along with a short description of new approaches in the field and some </text:span><text:span text:style-name="T81">examples of using various </text:span><text:span text:style-name="T73">toolkits enabling us to apply transfer learning.</text:span></text:p>
      <text:p text:style-name="P54"><text:span text:style-name="T70">3.1 </text:span><text:span text:style-name="T65">Clustering</text:span></text:p>
      <text:p text:style-name="P56"><text:span text:style-name="T63">In </text:span><text:span text:style-name="T72">[</text:span><text:span text:style-name="T63">4] a concept of self-taught clustering is introduced as an instance of unsupervised transfer learning whose goal is to cluster a small collection of target unlabeled data using a large amount of auxiliary unlabeled data. The target and auxiliary data can vary in topic distribution.</text:span></text:p>
      <text:p text:style-name="P57"><text:span text:style-name="T73">[</text:span><text:span text:style-name="T72">5</text:span><text:span text:style-name="T73">] describes the idea of the so called “c</text:span><text:span text:style-name="T63">o-clustering based classification for out-of-domain documents” </text:span><text:span text:style-name="T73">which aims at classifying documents across different domains. Labeled data is available in the source domain, and the target domain contains an unlabeled data set </text:span><text:span text:style-name="T74">which is to be classified</text:span><text:span text:style-name="T73">. </text:span><text:span text:style-name="T74">The two domains </text:span><text:span text:style-name="T73">are drawn from different distributions. This </text:span><text:span text:style-name="T74">can occur when we, for example, </text:span><text:span text:style-name="T73">consider two related </text:span><text:span text:style-name="T74">w</text:span><text:span text:style-name="T73">eb directories</text:span><text:span text:style-name="T74">; </text:span><text:span text:style-name="T73">one directory </text:span><text:span text:style-name="T74">consists of </text:span><text:span text:style-name="T73">documents about cars, and another </text:span><text:span text:style-name="T74">one </text:span><text:span text:style-name="T73">about trucks.</text:span></text:p>
      <text:p text:style-name="P58"><text:span text:style-name="T70">3.2 </text:span><text:span text:style-name="T63">Text classification</text:span></text:p>
      <text:p text:style-name="P59"><text:span text:style-name="T75">The authors of [6] focus on linear text classification algorithms and consider the task of automatically learning a parameter function g for text classification. Given a set of example text classification problems, they try to “meta-learn” a new learning algorithm (as specified by the parameter function g), which may then be applied </text:span><text:span text:style-name="T81">to </text:span><text:span text:style-name="T75">new classification problems. As the meta-learning technique leverages data from a variety of related classification tasks to obtain a good classifier for new tasks, it is an instance of transfer learning. The authors believe that picking a good text classifier from the class of linear text classifiers is equivalent to finding the right parameter function for the available statistics.</text:span></text:p>
      <text:p text:style-name="P63"><text:span text:style-name="T76">Focusing on logistic regression, [7] presents a method of automatically constructing a multivariate Gaussian prior with a full covariance matrix for a given supervised learning task. The prior relaxes the independence assumption and allows parameters to be dependent. The method uses other “similar” learning problems to estimate the covariance of individual parameter pairs. Then, a semidefinite program is used to combine these estimates and learn a good prior for the learning task at hand.</text:span></text:p>
      <text:p text:style-name="P58"><text:span text:style-name="T70">3.3 </text:span><text:span text:style-name="T63">Spam filtering</text:span></text:p>
      <text:p text:style-name="P60"><text:span text:style-name="T76">Transfer learning has been successfully used for spam filtering. One of the examples is described in [8] </text:span><text:span text:style-name="T77">when a personalized spam filter is generalized across related learning tasks. This is done in a setting with several collections of emails that have no labeled training examples; instead, one common set of labeled data is given. The labeled data and the email collections are drawn from different distributions.</text:span></text:p>
      <text:p text:style-name="P58"><text:span text:style-name="T102">3.4 </text:span>Sentiment classification</text:p>
      <text:p text:style-name="P72"><text:span text:style-name="T3">[9] states that </text:span><text:span text:style-name="T2">sentiment</text:span><text:span text:style-name="T3">s are </text:span><text:span text:style-name="T2">expressed differently in </text:span><text:span text:style-name="T3">various </text:span><text:span text:style-name="T2">domains, </text:span><text:span text:style-name="T3">while </text:span><text:span text:style-name="T2">annotating corpora for every possible domain is impractical. </text:span><text:span text:style-name="T3">The work </text:span><text:span text:style-name="T2">investigate</text:span><text:span text:style-name="T3">s</text:span><text:span text:style-name="T2"> domain adaptation for sentiment classifiers, focusing on online reviews for different types of products. </text:span><text:span text:style-name="T3">First, </text:span>the structura<text:span text:style-name="T111">l </text:span>correspondence learning (SCL) domain adaptation algorithm <text:span text:style-name="T111">is extended. </text:span>A key step <text:span text:style-name="T111">here </text:span>is the selection of pivot features used to link the source and target domains. Second<text:span text:style-name="T111">ly</text:span>, the A-distance between domains <text:span text:style-name="T111">is estimated </text:span>as <text:span text:style-name="T111">a </text:span>measure of the loss due to adaptation from one <text:span text:style-name="T115">domain </text:span>to the other. <text:span text:style-name="T111">This is done </text:span>to select a subset of domains to label as sources.</text:p>
      <text:p text:style-name="P58"><text:span text:style-name="T102">3.5 </text:span>Name-entity recognition</text:p>
      <text:p text:style-name="P61"><text:span text:style-name="T112">In [10] some current inductive and transductive approaches are adapted to the problem of transfer learning for name extraction. A novel maximum entropy based technique and Iterative Feature Transformation (IFT) are introduced. The work shows how simple relaxations, such as providing </text:span><text:soft-page-break/><text:span text:style-name="T112">additional information like the proportion of positive examples in the test data, can significantly improve the performance of some of the transductive transfer learners.</text:span></text:p>
      <text:p text:style-name="P64"><text:span text:style-name="T102">3.6 </text:span>Collaborative filtering</text:p>
      <text:p text:style-name="P66">In [1<text:span text:style-name="T112">1</text:span>] a shared rating-pattern mixture model known as a Rating-Matrix Generative Model (RMGM) <text:span text:style-name="T112">is learned </text:span>in terms of the latent user- and item-cluster variables. RMGM <text:span text:style-name="T112">connects</text:span> multiple rating matrices from different domains by mapping the users and items in each rating matrix onto the shared latent user and item spaces in order to transfer useful knowledge. In [<text:span text:style-name="T112">1</text:span>2], co-clustering algorithms <text:span text:style-name="T112">are applied </text:span>on users and items in an auxiliary rating matrix. <text:span text:style-name="T112">T</text:span>hen, a cluster-level rating matrix known as a codebook <text:span text:style-name="T112">is constructed</text:span>. By <text:span text:style-name="T112">supposing that </text:span>the target rating matrix (on <text:span text:style-name="T112">one product</text:span>) is related to the auxiliary one (on <text:span text:style-name="T112">another product</text:span>), the target domain can be <text:span text:style-name="T112">rebuilt </text:span>by expanding the codebook, completing the knowledge transfer process.</text:p>
      <text:p text:style-name="P67"><text:span text:style-name="T70">3.7 </text:span><text:span text:style-name="T63">Cross-lingual</text:span></text:p>
      <text:p text:style-name="P16"><text:span text:style-name="T79">In [13] the authors study t</text:span><text:span text:style-name="T63">ransfer learning for </text:span><text:span text:style-name="T79">a </text:span><text:span text:style-name="T64">cross-language classification problem for translating </text:span><text:span text:style-name="T79">w</text:span><text:span text:style-name="T64">ebpages from English to Chinese. The </text:span><text:span text:style-name="T79">setting of the </text:span><text:span text:style-name="T64">problem </text:span><text:span text:style-name="T79">is such that </text:span><text:span text:style-name="T64">there are plenty of labeled English text data whereas there </text:span><text:span text:style-name="T82">is </text:span><text:span text:style-name="T64">only a small number of labeled Chinese text documents. Transfer learning </text:span><text:span text:style-name="T79">from one </text:span><text:span text:style-name="T64">feature space </text:span><text:span text:style-name="T79">to another</text:span><text:span text:style-name="T64"> </text:span><text:span text:style-name="T78">is </text:span><text:span text:style-name="T64">achieved by </text:span><text:span text:style-name="T79">constructing </text:span><text:span text:style-name="T64">a suitable mapping function as a bridge.</text:span></text:p>
      <text:p text:style-name="P17"><text:span text:style-name="T79">[14] also touches on the subject of t</text:span><text:span text:style-name="T67">ransferring knowledge across </text:span><text:span text:style-name="T69">different </text:span><text:span text:style-name="T67">languages. </text:span><text:span text:style-name="T79">It is done in </text:span><text:span text:style-name="T67">the context of cross-lingual embedding models. Reliable cross-lingual adaptation methods </text:span><text:span text:style-name="T79">can </text:span><text:span text:style-name="T67">allow us to leverage the vast amounts of labeled data </text:span><text:span text:style-name="T79">that </text:span><text:span text:style-name="T67">we have in English and </text:span><text:span text:style-name="T79">use </text:span><text:span text:style-name="T67">them </text:span><text:span text:style-name="T79">for any other </text:span><text:span text:style-name="T67">language, particularly low-resource languages. Given the current state-of-the-art, </text:span><text:span text:style-name="T79">there is still a long path to go</text:span><text:span text:style-name="T67">, but </text:span><text:span text:style-name="T79">some </text:span><text:span text:style-name="T67">recent advances, </text:span><text:span text:style-name="T79">e.g. </text:span><text:span text:style-name="T67">zero-shot translation [1</text:span><text:span text:style-name="T79">5</text:span><text:span text:style-name="T67">], </text:span><text:span text:style-name="T79">are very promising</text:span><text:span text:style-name="T67">. </text:span><text:span text:style-name="T79">It should be noted that zero-shot learning is an example of taking </text:span><text:span text:style-name="T85">transfer learning to the extreme </text:span><text:span text:style-name="T69">aim</text:span><text:span text:style-name="T79">ing at </text:span><text:span text:style-name="T69">learn</text:span><text:span text:style-name="T79">ing</text:span><text:span text:style-name="T69"> from only a few, one or even zero instances of a class, </text:span><text:span text:style-name="T79">hence the </text:span><text:span text:style-name="T69">few-shot, one-shot, and zero-shot learning, respectively. </text:span><text:span text:style-name="T79">This may be one of </text:span><text:span text:style-name="T69">the hardest problems in machine learning. At the same time, it is something that comes naturally to humans </text:span><text:span text:style-name="T80">which means that AI may eventually learn how to do this too</text:span><text:span text:style-name="T69">.</text:span></text:p>
      <text:p text:style-name="P68"><text:span text:style-name="T70">3.9 Data Sets for </text:span><text:span text:style-name="T72">Research</text:span></text:p>
      <text:p text:style-name="P69"><text:span text:style-name="T64">So far, several data sets have been published for transfer learning research </text:span><text:span text:style-name="T63">[</text:span><text:span text:style-name="T72">1</text:span><text:span text:style-name="T63">]</text:span><text:span text:style-name="T64">. </text:span><text:span text:style-name="T63">In regard to text retrieval and text analytics, they include </text:span><text:span text:style-name="T64">text mining, </text:span><text:span text:style-name="T63">e</text:span><text:span text:style-name="T64">mail spam-filtering, and </text:span><text:span text:style-name="T63">s</text:span><text:span text:style-name="T64">entiment </text:span><text:span text:style-name="T63">analysis </text:span><text:span text:style-name="T64">data set</text:span><text:span text:style-name="T78">s.</text:span></text:p>
      <text:p text:style-name="P33"><text:span text:style-name="T84">3.10 </text:span><text:span text:style-name="T83">New Approaches to Transfer Learning</text:span></text:p>
      <text:p text:style-name="P19"><text:span text:style-name="T114">The following methods may be cited as examples of relatively recently </text:span>developed algorithms for transfer learning: Markov logic networks [<text:span text:style-name="T114">16</text:span>] <text:span text:style-name="T114">(a complete MLN transfer system is offered that conducts mapping between the source MLN and the target domain and then revises the mapping results to further improve the accuracy) </text:span>and Bayesian networks [<text:span text:style-name="T114">17</text:span>] <text:span text:style-name="T114">(an algorithm for learning Bayes Net structures taking advantage of the similarity between tasks by biasing learning toward similar structures for each task)</text:span>.</text:p>
      <text:p text:style-name="P70"><text:span text:style-name="T70">3.11 </text:span><text:span text:style-name="T64">Toolkits for transfer learning</text:span></text:p>
      <text:p text:style-name="P71"><text:span text:style-name="T81">This should probably be considered an active area of tool development. I believe the following two examples are worth mentioning here in the context of Python: </text:span><text:span text:style-name="T63">PyTorch </text:span><text:span text:style-name="T81">[18] </text:span><text:span text:style-name="T63">and Keras </text:span><text:span text:style-name="T81">[19]. The former is an example of training a CNN using transfer learning, and the latter is a transfer learning implementation using the Keras module.</text:span></text:p>
      <text:p text:style-name="P45"><text:span text:style-name="T34"/></text:p>
      <text:p text:style-name="P37"><text:span text:style-name="T34">4. </text:span><text:span text:style-name="T33">Conclusion</text:span></text:p>
      <text:p text:style-name="P20">The known problems with transfer learning include avoid<text:span text:style-name="T97">ing </text:span>negative transfer between source domains / tasks and target domains / tasks. <text:span text:style-name="T97">The main idea is to have </text:span>suitable transferability measures <text:span text:style-name="T97">to select </text:span>relevant source domains. <text:span text:style-name="T97">In order to do this </text:span>we need to define the criteria to measure the similarity <text:span text:style-name="T97">(distance) </text:span><text:s/>between domains or tasks <text:span text:style-name="T97">based on which </text:span>we can cluster domains. <text:span text:style-name="T97">This </text:span>may <text:span text:style-name="T97">allow us to </text:span>measure transferability.</text:p>
      <text:p text:style-name="P20"><text:span text:style-name="T97">Another important issue is the so called </text:span>heterogeneous transfer learning <text:span text:style-name="T97">when the </text:span>domains have different feature spaces <text:span text:style-name="T97">or when </text:span>transfer <text:span text:style-name="T97">occurs </text:span>from multiple <text:span text:style-name="T97">such </text:span>source domains. <text:span text:style-name="T97">Also, </text:span>transfer learning <text:span text:style-name="T97">methods </text:span>have been mainly applied <text:span text:style-name="T97">in </text:span>small-scale applications with a limited variety. <text:span text:style-name="T115">Hopefully, i</text:span>n the future <text:span text:style-name="T97">it will be more broadly used </text:span>to solve challenging <text:span text:style-name="T97">tasks as well</text:span>, <text:span text:style-name="T97">e.g. </text:span>social network analysis <text:span text:style-name="T97">or </text:span>logical inference.</text:p>
      <text:p text:style-name="P11">Machine learning tends to be <text:span text:style-name="T98">too </text:span>specific to the data and requirements of the task at hand. Transfer learning is the act of abstracting <text:span text:style-name="T98">away from a specific data set </text:span>and reusing <text:span text:style-name="T98">the knowledge obtained. In a way, this advanced approach can be compared to pioneer novel methods of building relational data models and other similar models in 1960s and 1970s when data was finally abstracted away from its storage. Here, we observe how data processing and analyzing techniques are abstracted away from the data itself.</text:span></text:p>
      <text:p text:style-name="P10">Transfer learning refers to reuse of some or all of the training data, feature representations, neural-node layering, weights, training method, loss function, learning rate, and other properties of a prior model. <text:span text:style-name="T98">However, transfer learning is more effective when it is used as </text:span>a supplement to <text:span text:style-name="T98">other types of learning, and </text:span>not a replacement for <text:span text:style-name="T98">them because together they all </text:span>form the <text:span text:style-name="T98">core </text:span>of most data science practices. <text:span text:style-name="T98">Generally</text:span>, a data scientist <text:span text:style-name="T98">uses </text:span>transfer learning to <text:span text:style-name="T98">identify </text:span>statistical knowledge <text:span text:style-name="T98">obtained on </text:span>prior projects <text:span text:style-name="T98">implemented </text:span>through supervised, semi-supervised, unsupervised, or reinforcement learning.</text:p>
      <text:p text:style-name="P21"><text:span text:style-name="T103">Currently, t</text:span>ransfer learning <text:span text:style-name="T103">is associated with a breakthrough quest </text:span>of the data science community <text:span text:style-name="T103">to discover </text:span><text:span text:style-name="T105">a </text:span><text:span text:style-name="T104">“master learning algorithms” th</text:span>at <text:span text:style-name="T103">would </text:span>automatically <text:span text:style-name="T103">obtain and reuse </text:span>fresh contextual knowledge through deep neural networks and other forms of <text:span text:style-name="T104">AI. </text:span><text:span text:style-name="T105">As </text:span><text:span text:style-name="T104">Andrew Ng</text:span><text:span text:style-name="T105">, chief scientist at Baidu and professor at Stanford, </text:span><text:span text:style-name="T106">said</text:span><text:span text:style-name="T105"> </text:span><text:span text:style-name="T106">during his </text:span><text:span text:style-name="T105">NIPS 2016 tutorial </text:span><text:span text:style-name="T106">[2]</text:span><text:span text:style-name="T105">, </text:span><text:span text:style-name="T106">t</text:span><text:span text:style-name="T105">ransfer learning, after supervised learning, will be the next driver of</text:span><text:span text:style-name="T106"> the </text:span><text:span text:style-name="T105">commercial success </text:span><text:span text:style-name="T106">of machine learning</text:span><text:span text:style-name="T105">. </text:span><text:span text:style-name="T106">In his opinion</text:span><text:span text:style-name="T103">, transfer learning will be a key driver of machine learning success in industry.</text:span></text:p>
      <text:p text:style-name="P22"><text:span text:style-name="T103">It is c</text:span>lear, <text:span text:style-name="T103">that we have yet to walk a long path towards creating </text:span>such a “superintelligence”, <text:span text:style-name="T103">although some people already </text:span>fear a robot-<text:span text:style-name="T109">induced </text:span>apocalypse. But it <text:span text:style-name="T103">wouldn’t be too unreasonable </text:span>to predict that, as <text:span text:style-name="T103">the </text:span>data scien<text:span text:style-name="T103">ce develops more and </text:span>more statistical models <text:span text:style-name="T103">based on </text:span>practical knowledge, <text:span text:style-name="T103">they will evolve into </text:span>machine intelligence of <text:span text:style-name="T103">superior performance</text:span>. Transfer learning <text:span text:style-name="T103">may become a tool that uses </text:span>statistical knowledge <text:span text:style-name="T103">to describe </text:span>everything in our world.</text:p>
      <text:p text:style-name="P24">There are different kinds of voices nowadays calling for further development <text:span text:style-name="T103">of AI </text:span>like <text:span text:style-name="T53">Mark Zukenberg </text:span>[<text:span text:style-name="T114">22</text:span>] and, on the contrary, making warnings about AI like the renowned scientist Hawking, tech entrepreneur Musk, and iconic geek Wozniak [<text:span text:style-name="T114">20</text:span>] <text:span text:style-name="T107">who are afraid of weapons that could, within only a few years, select and destroy targets autonomously, without human intervention. "The endpoint of this technological trajectory is obvious: autonomous weapons will become the Kalashnikovs of tomorrow," they stated in a letter published at the International Joint Conference on Artificial Intelligence in Buenos Aires</text:span>.</text:p>
      <text:p text:style-name="P24">It would be unwise to deny the possibility of misuse of AI, machine learning, <text:span text:style-name="T115">transfer learning</text:span>, and the like. It is yet quite difficult to build the basics of ethics into machine<text:span text:style-name="T103">s</text:span> (and, frankly speaking, today’s AI is really not at that advanced level of development when it is feasible to do so). <text:span text:style-name="T107">Therefore, others believe that we are more likely to be hit by asteroids than to fall under the control of AI.</text:span></text:p>
      <text:p text:style-name="P24"><text:soft-page-break/><text:span text:style-name="T107">Despite the above difference in opinions, one thing remains true: there are many current and even more potential future areas where AI, along with transfer learning, may be used to effectively optimize the ongoing tasks. Transfer learning is a field of data science that attracts a lot of attention and may potentially bring very interesting and far-reaching results. We are yet to see how useful they are going to be.</text:span></text:p>
      <text:p text:style-name="P23"/>
      <text:p text:style-name="P36">References</text:p>
      <text:p text:style-name="P25">1) Pan, S. J., &amp; Yang, Q. A survey on transfer learning. 2010, IEEE Transactions on Knowledge and Data Engineering, 22(10), 1345–1359</text:p>
      <text:p text:style-name="P7"><text:span text:style-name="T117">2) Sebastian Ruder. Transfer Learning - Machine Learning's Next Frontier. </text:span><text:span text:style-name="T118">2017, </text:span><text:a xlink:type="simple" xlink:href="http://ruder.io/transfer-learning/index.html" text:style-name="Internet_20_link" text:visited-style-name="Visited_20_Internet_20_Link"><text:span text:style-name="T117">http://ruder.io/transfer-learning/index.html</text:span></text:a></text:p>
      <text:p text:style-name="P1"><text:span text:style-name="T119">3) Kira Radinsky, Yoni Acriche. How to Make Better Predictions When You Don’t Have Enough Data. 2016, </text:span><text:a xlink:type="simple" xlink:href="https://hbr.org/2016/12/how-to-make-better-predictions-when-you-dont-have-enough-data?platform=hootsuite" text:style-name="Internet_20_link" text:visited-style-name="Visited_20_Internet_20_Link"><text:span text:style-name="T117">https://hbr.org/2016/12/how-to-make-better-predictions-when-you-dont-have-enough-data?platform=hootsuite</text:span></text:a></text:p>
      <text:p text:style-name="P55"><text:span text:style-name="T71">4</text:span><text:span text:style-name="T65">) W. Dai, Q. Yang, G. Xue, and Y. Yu, “Self-taught clustering,” in Proceedings of the 25th International Conference of Machine Learning. ACM, July 2008, pp. 200–207</text:span></text:p>
      <text:p text:style-name="P62"><text:span text:style-name="T71">5</text:span><text:span text:style-name="T63">) W. Dai, G. Xue, Q. Yang, and Y. Yu, “Co-clustering based classification for out-of-domain documents,” in Proceedings of the 13th ACM SIGKDD International Conference on Knowledge Discovery and Data Mining, San Jose, California, USA, August 2007</text:span></text:p>
      <text:p text:style-name="P26">6) Chuong B. Do, Andrew Y. Ng. Transfer learning for text classification.</text:p>
      <text:p text:style-name="P27">7) Rajat Raina, Andrew Y. Ng, Daphne Koller. Constructing Informative Priors using Transfer Learning. <text:span text:style-name="T110">Proceedings of the 23 rd International Conference on Machine Learning, Pittsburgh, PA, 2006.</text:span></text:p>
      <text:p text:style-name="P28">8) Steffen Bickel. ECML-PKDD Discovery Challenge 2006</text:p>
      <text:p text:style-name="P29">9) <text:span text:style-name="T88">J. Blitzer, M. Dredze, and F. Pereira, “Biographies, bollywood, boom-boxes and blenders: Domain adaptation for sentiment classification,” in Proceedings of the 45th Annual Meeting of the Association of Computational Linguistics, Prague, Czech Republic, 2007, pp. 432–439</text:span></text:p>
      <text:p text:style-name="P30">10) <text:span text:style-name="T88">A. Arnold, R. Nallapati, and W. W. Cohen, “A comparative study of methods for transductive transfer learning,” in Proceedings of the 7</text:span><text:span text:style-name="T89">th</text:span><text:span text:style-name="T88"> IEEE International Conference on Data Mining Workshops. Washington, DC, USA: IEEE Computer Society, 2007, pp. 77–82</text:span></text:p>
      <text:p text:style-name="P65">1<text:span text:style-name="T112">1</text:span>) B. Li, Q. Yang, and X. Xue, “Transfer learning for collaborative filtering via a rating-matrix generative model,” in Proceedings of the 26th International Conference on Machine Learning, Montreal, Quebec, Canada, June 2009.</text:p>
      <text:p text:style-name="P65"><text:span text:style-name="T112">1</text:span>2) B. Li, Q. Yang, and X. Xue, “Can movies and books collaborate? - cross-domain collaborative filtering for sparsity reduction,” in Proceedings of the 21st International Joint Conference on Artificial Intelligence, Pasadena, California, USA, July 2009</text:p>
      <text:p text:style-name="P18"><text:span text:style-name="T63">1</text:span><text:span text:style-name="T79">3</text:span><text:span text:style-name="T63">) X. Ling, G.-R. Xue, W. Dai, Y. Jiang, Q. Yang, and Y. Yu, “Can </text:span><text:span text:style-name="T68">C</text:span><text:span text:style-name="T63">hinese web pages be classified with </text:span><text:span text:style-name="T68">English</text:span><text:span text:style-name="T63"> data source?” in Proceedings of the 17th International Conference on World Wide Web. Beijing, China: ACM, April 2008, pp. 969–978</text:span></text:p>
      <text:p text:style-name="P31">14) Sebastian Ruder, Ivan Vulić, Anders Søgaard. A Survey of Cross-lingual Word Embedding Models. 2017</text:p>
      <text:p text:style-name="P31">15) Johnson, M., Schuster, M., Le, Q. V, Krikun, M., Wu, Y., Chen, Z., Dean, J. Google’s Multilingual Neural Machine Translation System: Enabling Zero-Shot Translation. 2016</text:p>
      <text:p text:style-name="P32"><text:soft-page-break/>16) Mihalkova, Lilyana; Huynh, Tuyen; Mooney, Raymond J. (July 2007), "Mapping and Revising Markov Logic Networks for Transfer" (PDF), Learning Proceedings of the 22nd AAAI Conference on Artificial Intelligence (AAAI-2007), Vancouver, BC, pp. 608–614, retrieved 2007-08-05</text:p>
      <text:p text:style-name="P32">17) Niculescu-Mizil, Alexandru; Caruana, Rich (March 21–24, 2007), "Inductive Transfer for Bayesian Network Structure Learning" (PDF), Proceedings of the Eleventh International Conference on Artificial Intelligence and Statistics (AISTATS 2007), retrieved 2007-08-05</text:p>
      <text:p text:style-name="P3"><text:span text:style-name="T120">18) </text:span><text:span text:style-name="T124">Transfer learning example base on </text:span><text:span text:style-name="T117">Pytorch. </text:span><text:a xlink:type="simple" xlink:href="http://pytorch.org/tutorials/beginner/transfer_learning_tutorial.html" text:style-name="Internet_20_link" text:visited-style-name="Visited_20_Internet_20_Link">http://pytorch.org/tutorials/beginner/transfer_learning_tutorial.html</text:a></text:p>
      <text:p text:style-name="P4"><text:span text:style-name="T120">19) </text:span><text:span text:style-name="T124">Transfer learning example base on </text:span><text:span text:style-name="T117">Keras.<text:line-break/></text:span><text:a xlink:type="simple" xlink:href="https://medium.com/towards-data-science/transfer-learning-using-keras-d804b2e04ef8" text:style-name="Internet_20_link" text:visited-style-name="Visited_20_Internet_20_Link"><text:span text:style-name="T121">https://medium.com/towards-data-science/transfer-learning-using-keras-d804b2e04ef8</text:span></text:a></text:p>
      <text:p text:style-name="P2"><text:span text:style-name="T120">20) </text:span><text:span text:style-name="T117">James Kobielus. The Bogus Bogeyman of the Brainiac Robot Overlord. </text:span><text:a xlink:type="simple" xlink:href="http://www.dataversity.net/the-bogus-bogeyman-of-the-brainiac-robot-overlord/" text:style-name="Internet_20_link" text:visited-style-name="Visited_20_Internet_20_Link"><text:span text:style-name="T122">http://www.dataversity.net/the-bogus-bogeyman-of-the-brainiac-robot-overlord/</text:span></text:a></text:p>
      <text:p text:style-name="P6"><text:span text:style-name="T120">21) James Kobielus. Transfer learning jump-starts new AI projects. </text:span><text:a xlink:type="simple" xlink:href="https://www.infoworld.com/article/3155262/analytics/transfer-learning-jump-starts-new-ai-projects.html" text:style-name="Internet_20_link" text:visited-style-name="Visited_20_Internet_20_Link"><text:span text:style-name="T117">https://www.infoworld.com/article/3155262/analytics/transfer-learning-jump-starts-new-ai-projects.html</text:span></text:a></text:p>
      <text:p text:style-name="P5"><text:span text:style-name="T120">22) Killer robots? Musk and Zucke</text:span><text:span text:style-name="T124">n</text:span><text:span text:style-name="T120">berg escalate row over dangers of AI</text:span><text:span text:style-name="T117"> </text:span><text:a xlink:type="simple" xlink:href="https://www.theguardian.com/technology/2017/jul/25/elon-musk-mark-zuckerberg-artificial-intelligence-facebook-tesla" text:style-name="Internet_20_link" text:visited-style-name="Visited_20_Internet_20_Link"><text:span text:style-name="T123">https://www.theguardian.com/technology/2017/jul/25/elon-musk-mark-zuckerberg-artificial-intelligence-facebook-tesl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Caligraphic" svg:font-family="'MathJax Caligraphic'"/>
    <style:font-face style:name="MathJax Main" svg:font-family="'MathJax Main'"/>
    <style:font-face style:name="MathJax Math" svg:font-family="'MathJax Math'"/>
    <style:font-face style:name="National" svg:font-family="National"/>
    <style:font-face style:name="Raleway" svg:font-family="Raleway, sans-serif"/>
    <style:font-face style:name="Roboto Slab" svg:font-family="'Roboto Slab', serif"/>
    <style:font-face style:name="inherit" svg:font-family="inherit"/>
    <style:font-face style:name="museo-sans" svg:font-family="museo-sans, 'Helvetica Neue', Helvetica, Arial, sans-serif, 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3:29:14.656290097</meta:creation-date>
    <dc:date>2017-12-04T01:08:50.184285312</dc:date>
    <meta:editing-duration>PT4H29M11S</meta:editing-duration>
    <meta:editing-cycles>34</meta:editing-cycles>
    <meta:generator>LibreOffice/5.1.6.2$Linux_X86_64 LibreOffice_project/10m0$Build-2</meta:generator>
    <meta:document-statistic meta:table-count="0" meta:image-count="0" meta:object-count="0" meta:page-count="7" meta:paragraph-count="85" meta:word-count="3464" meta:character-count="22828" meta:non-whitespace-character-count="19458"/>
  </office:meta>
</office:document-meta>
</file>